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5" style:family="table">
      <style:table-properties style:width="17cm" table:align="margins" style:writing-mode="lr-tb"/>
    </style:style>
    <style:style style:name="Table5.A" style:family="table-column">
      <style:table-column-properties style:column-width="3.538cm" style:rel-column-width="13640*"/>
    </style:style>
    <style:style style:name="Table5.B" style:family="table-column">
      <style:table-column-properties style:column-width="13.462cm" style:rel-column-width="5189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6cm" fo:margin-left="0cm" table:align="left" style:writing-mode="lr-tb"/>
    </style:style>
    <style:style style:name="Table3.A" style:family="table-column">
      <style:table-column-properties style:column-width="1.997cm"/>
    </style:style>
    <style:style style:name="Table3.B" style:family="table-column">
      <style:table-column-properties style:column-width="2.999cm"/>
    </style:style>
    <style:style style:name="Table3.C" style:family="table-column">
      <style:table-column-properties style:column-width="3.117cm"/>
    </style:style>
    <style:style style:name="Table3.D" style:family="table-column">
      <style:table-column-properties style:column-width="4.443cm"/>
    </style:style>
    <style:style style:name="Table3.E" style:family="table-column">
      <style:table-column-properties style:column-width="4.45cm"/>
    </style:style>
    <style:style style:name="Table3.1" style:family="table-row">
      <style:table-row-properties style:min-row-height="1.08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2" style:family="table-row">
      <style:table-row-properties style:min-row-height="0.764cm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16" style:family="table-row">
      <style:table-row-properties style:min-row-height="4.02cm"/>
    </style:style>
    <style:style style:name="Table3.26" style:family="table-row">
      <style:table-row-properties style:min-row-height="2.646cm"/>
    </style:style>
    <style:style style:name="Table3.27" style:family="table-row">
      <style:table-row-properties style:min-row-height="4.209cm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d486ac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cc59cf" officeooo:paragraph-rsid="00cd609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weight="normal" officeooo:paragraph-rsid="00d99828" style:font-weight-asian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weight="normal" officeooo:rsid="018da8fd" officeooo:paragraph-rsid="018da8fd" style:font-weight-asian="normal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paragraph-rsid="007c793d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officeooo:paragraph-rsid="00b1cf23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a70156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b2c6af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ae5a6" style:font-name-asian="Times New Roman" style:font-size-asian="14pt" style:font-name-complex="Times New Roman" style:font-size-complex="14pt" style:language-complex="ar" style:country-complex="SA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officeooo:rsid="00136c7d" officeooo:paragraph-rsid="00fa7ef9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abf3d8" officeooo:paragraph-rsid="00abf3d8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1" fo:font-size="14pt" fo:language="ru" fo:country="RU" officeooo:rsid="0013326f" officeooo:paragraph-rsid="00394fb8" style:font-size-asian="14pt" style:language-asian="ru" style:country-asian="RU" style:font-name-complex="Times New Roman2" style:font-size-complex="12pt" style:language-complex="ar" style:country-complex="SA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36c7d" officeooo:paragraph-rsid="00a49e14" style:font-name-asian="Times New Roman" style:font-size-asian="14pt" style:font-name-complex="Times New Roman" style:font-size-complex="14pt" style:language-complex="ar" style:country-complex="SA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67e90" officeooo:paragraph-rsid="001ae5a6" style:font-name-asian="Times New Roman" style:font-size-asian="14pt" style:font-name-complex="Times New Roman" style:font-size-complex="14pt" style:language-complex="ar" style:country-complex="SA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2pt" fo:language="ru" fo:country="RU" officeooo:rsid="00167e90" officeooo:paragraph-rsid="001ae5a6" style:font-name-asian="Times New Roman" style:font-size-asian="12pt" style:font-name-complex="Times New Roman" style:font-size-complex="12pt" style:language-complex="ar" style:country-complex="SA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1872b28" style:font-name-asian="Times New Roman" style:font-size-asian="10pt" style:font-name-complex="Times New Roman" style:font-size-complex="10pt" style:language-complex="ar" style:country-complex="SA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01ae5a6" style:font-name-asian="Times New Roman" style:font-size-asian="10pt" style:font-name-complex="Times New Roman" style:font-size-complex="10pt" style:language-complex="ar" style:country-complex="SA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style:use-window-font-color="true" style:font-name="Times New Roman" fo:font-size="14pt" fo:letter-spacing="0.009cm" fo:language="ru" fo:country="RU" fo:font-weight="bold" officeooo:paragraph-rsid="00d63f6d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fo:font-style="normal" officeooo:rsid="0037bf4f" officeooo:paragraph-rsid="00394fb8" style:font-name-asian="Times New Roman" style:font-size-asian="12pt" style:language-asian="ru" style:country-asian="RU" style:font-style-asian="italic" style:font-name-complex="Lucida Sans1" style:font-size-complex="12pt" style:language-complex="ar" style:country-complex="SA" style:font-style-complex="italic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3b77ec" officeooo:paragraph-rsid="003b77ec" style:font-size-asian="12pt" style:font-name-complex="Times New Roman2" style:font-size-complex="12pt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0f065a9" officeooo:paragraph-rsid="00f065a9" style:font-name-asian="Times New Roman" style:font-size-asian="12pt" style:font-name-complex="Times New Roman2" style:font-size-complex="12pt" style:language-complex="ar" style:country-complex="SA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0f16d91" officeooo:paragraph-rsid="00f16d91" style:font-name-asian="Times New Roman" style:font-size-asian="12pt" style:font-name-complex="Times New Roman2" style:font-size-complex="12pt" style:language-complex="ar" style:country-complex="SA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0f34a58" officeooo:paragraph-rsid="00f34a58" style:font-name-asian="Times New Roman" style:font-size-asian="12pt" style:font-name-complex="Times New Roman2" style:font-size-complex="12pt" style:language-complex="ar" style:country-complex="SA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0f45892" officeooo:paragraph-rsid="00f45892" style:font-name-asian="Times New Roman" style:font-size-asian="12pt" style:font-name-complex="Times New Roman2" style:font-size-complex="12pt" style:language-complex="ar" style:country-complex="SA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0f48a43" officeooo:paragraph-rsid="00f48a43" style:font-name-asian="Times New Roman" style:font-size-asian="12pt" style:font-name-complex="Times New Roman2" style:font-size-complex="12pt" style:language-complex="ar" style:country-complex="SA"/>
    </style:style>
    <style:style style:name="P4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0f59b41" officeooo:paragraph-rsid="00f59b41" style:font-name-asian="Times New Roman" style:font-size-asian="12pt" style:font-name-complex="Times New Roman2" style:font-size-complex="12pt" style:language-complex="ar" style:country-complex="SA"/>
    </style:style>
    <style:style style:name="P4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0410fd6" officeooo:paragraph-rsid="0107ee6b" style:font-name-asian="Times New Roman" style:font-size-asian="12pt" style:font-name-complex="Times New Roman2" style:font-size-complex="12pt" style:language-complex="ar" style:country-complex="SA"/>
    </style:style>
    <style:style style:name="P4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0410fd6" officeooo:paragraph-rsid="016abff9" style:font-name-asian="Times New Roman" style:font-size-asian="12pt" style:font-name-complex="Times New Roman2" style:font-size-complex="12pt" style:language-complex="ar" style:country-complex="SA"/>
    </style:style>
    <style:style style:name="P4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0405768" officeooo:paragraph-rsid="0107ee6b" style:font-name-asian="Times New Roman" style:font-size-asian="12pt" style:font-name-complex="Times New Roman2" style:font-size-complex="12pt" style:language-complex="ar" style:country-complex="SA"/>
    </style:style>
    <style:style style:name="P4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0405768" officeooo:paragraph-rsid="017bae91" style:font-name-asian="Times New Roman" style:font-size-asian="12pt" style:font-name-complex="Times New Roman2" style:font-size-complex="12pt" style:language-complex="ar" style:country-complex="SA"/>
    </style:style>
    <style:style style:name="P4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22e576" officeooo:paragraph-rsid="0122e576" style:font-name-asian="Times New Roman" style:font-size-asian="12pt" style:font-name-complex="Times New Roman2" style:font-size-complex="12pt" style:language-complex="ar" style:country-complex="SA"/>
    </style:style>
    <style:style style:name="P4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06ae580" officeooo:paragraph-rsid="0124b691" style:font-name-asian="Times New Roman" style:font-size-asian="12pt" style:font-name-complex="Times New Roman2" style:font-size-complex="12pt" style:language-complex="ar" style:country-complex="SA"/>
    </style:style>
    <style:style style:name="P4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06ae580" officeooo:paragraph-rsid="0129e020" style:font-name-asian="Times New Roman" style:font-size-asian="12pt" style:font-name-complex="Times New Roman2" style:font-size-complex="12pt" style:language-complex="ar" style:country-complex="SA"/>
    </style:style>
    <style:style style:name="P5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06ae580" officeooo:paragraph-rsid="012ff55f" style:font-name-asian="Times New Roman" style:font-size-asian="12pt" style:font-name-complex="Times New Roman2" style:font-size-complex="12pt" style:language-complex="ar" style:country-complex="SA"/>
    </style:style>
    <style:style style:name="P5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06ae580" officeooo:paragraph-rsid="0133b61f" style:font-name-asian="Times New Roman" style:font-size-asian="12pt" style:font-name-complex="Times New Roman2" style:font-size-complex="12pt" style:language-complex="ar" style:country-complex="SA"/>
    </style:style>
    <style:style style:name="P5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06ae580" officeooo:paragraph-rsid="01376aa5" style:font-name-asian="Times New Roman" style:font-size-asian="12pt" style:font-name-complex="Times New Roman2" style:font-size-complex="12pt" style:language-complex="ar" style:country-complex="SA"/>
    </style:style>
    <style:style style:name="P5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06ae580" officeooo:paragraph-rsid="0142bf25" style:font-name-asian="Times New Roman" style:font-size-asian="12pt" style:font-name-complex="Times New Roman2" style:font-size-complex="12pt" style:language-complex="ar" style:country-complex="SA"/>
    </style:style>
    <style:style style:name="P5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06ae580" officeooo:paragraph-rsid="0143ef35" style:font-name-asian="Times New Roman" style:font-size-asian="12pt" style:font-name-complex="Times New Roman2" style:font-size-complex="12pt" style:language-complex="ar" style:country-complex="SA"/>
    </style:style>
    <style:style style:name="P5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06ae580" officeooo:paragraph-rsid="014458e6" style:font-name-asian="Times New Roman" style:font-size-asian="12pt" style:font-name-complex="Times New Roman2" style:font-size-complex="12pt" style:language-complex="ar" style:country-complex="SA"/>
    </style:style>
    <style:style style:name="P5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2e6f89" officeooo:paragraph-rsid="012e6f89" style:font-name-asian="Times New Roman" style:font-size-asian="12pt" style:font-name-complex="Times New Roman2" style:font-size-complex="12pt" style:language-complex="ar" style:country-complex="SA"/>
    </style:style>
    <style:style style:name="P5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3ac102" officeooo:paragraph-rsid="013ac102" style:font-name-asian="Times New Roman" style:font-size-asian="12pt" style:font-name-complex="Times New Roman2" style:font-size-complex="12pt" style:language-complex="ar" style:country-complex="SA"/>
    </style:style>
    <style:style style:name="P5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3ac102" officeooo:paragraph-rsid="013ec73e" style:font-name-asian="Times New Roman" style:font-size-asian="12pt" style:font-name-complex="Times New Roman2" style:font-size-complex="12pt" style:language-complex="ar" style:country-complex="SA"/>
    </style:style>
    <style:style style:name="P5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4458e6" officeooo:paragraph-rsid="014458e6" style:font-name-asian="Times New Roman" style:font-size-asian="12pt" style:font-name-complex="Times New Roman2" style:font-size-complex="12pt" style:language-complex="ar" style:country-complex="SA"/>
    </style:style>
    <style:style style:name="P6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46bbf3" officeooo:paragraph-rsid="0146bbf3" style:font-name-asian="Times New Roman" style:font-size-asian="12pt" style:font-name-complex="Times New Roman2" style:font-size-complex="12pt" style:language-complex="ar" style:country-complex="SA"/>
    </style:style>
    <style:style style:name="P6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46bbf3" officeooo:paragraph-rsid="0148616c" style:font-name-asian="Times New Roman" style:font-size-asian="12pt" style:font-name-complex="Times New Roman2" style:font-size-complex="12pt" style:language-complex="ar" style:country-complex="SA"/>
    </style:style>
    <style:style style:name="P6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46bbf3" officeooo:paragraph-rsid="014abae4" style:font-name-asian="Times New Roman" style:font-size-asian="12pt" style:font-name-complex="Times New Roman2" style:font-size-complex="12pt" style:language-complex="ar" style:country-complex="SA"/>
    </style:style>
    <style:style style:name="P6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46bbf3" officeooo:paragraph-rsid="014c5716" style:font-name-asian="Times New Roman" style:font-size-asian="12pt" style:font-name-complex="Times New Roman2" style:font-size-complex="12pt" style:language-complex="ar" style:country-complex="SA"/>
    </style:style>
    <style:style style:name="P6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46bbf3" officeooo:paragraph-rsid="014e2865" style:font-name-asian="Times New Roman" style:font-size-asian="12pt" style:font-name-complex="Times New Roman2" style:font-size-complex="12pt" style:language-complex="ar" style:country-complex="SA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46bbf3" officeooo:paragraph-rsid="015956ca" style:font-name-asian="Times New Roman" style:font-size-asian="12pt" style:font-name-complex="Times New Roman2" style:font-size-complex="12pt" style:language-complex="ar" style:country-complex="SA"/>
    </style:style>
    <style:style style:name="P6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46bbf3" officeooo:paragraph-rsid="015d39a1" style:font-name-asian="Times New Roman" style:font-size-asian="12pt" style:font-name-complex="Times New Roman2" style:font-size-complex="12pt" style:language-complex="ar" style:country-complex="SA"/>
    </style:style>
    <style:style style:name="P6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46bbf3" officeooo:paragraph-rsid="01609cc7" style:font-name-asian="Times New Roman" style:font-size-asian="12pt" style:font-name-complex="Times New Roman2" style:font-size-complex="12pt" style:language-complex="ar" style:country-complex="SA"/>
    </style:style>
    <style:style style:name="P6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46bbf3" officeooo:paragraph-rsid="01778625" style:font-name-asian="Times New Roman" style:font-size-asian="12pt" style:font-name-complex="Times New Roman2" style:font-size-complex="12pt" style:language-complex="ar" style:country-complex="SA"/>
    </style:style>
    <style:style style:name="P6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48616c" officeooo:paragraph-rsid="0148616c" style:font-name-asian="Times New Roman" style:font-size-asian="12pt" style:font-name-complex="Times New Roman2" style:font-size-complex="12pt" style:language-complex="ar" style:country-complex="SA"/>
    </style:style>
    <style:style style:name="P7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48616c" officeooo:paragraph-rsid="014c5716" style:font-name-asian="Times New Roman" style:font-size-asian="12pt" style:font-name-complex="Times New Roman2" style:font-size-complex="12pt" style:language-complex="ar" style:country-complex="SA"/>
    </style:style>
    <style:style style:name="P7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48616c" officeooo:paragraph-rsid="014e2865" style:font-name-asian="Times New Roman" style:font-size-asian="12pt" style:font-name-complex="Times New Roman2" style:font-size-complex="12pt" style:language-complex="ar" style:country-complex="SA"/>
    </style:style>
    <style:style style:name="P7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48616c" officeooo:paragraph-rsid="015956ca" style:font-name-asian="Times New Roman" style:font-size-asian="12pt" style:font-name-complex="Times New Roman2" style:font-size-complex="12pt" style:language-complex="ar" style:country-complex="SA"/>
    </style:style>
    <style:style style:name="P7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48616c" officeooo:paragraph-rsid="01609cc7" style:font-name-asian="Times New Roman" style:font-size-asian="12pt" style:font-name-complex="Times New Roman2" style:font-size-complex="12pt" style:language-complex="ar" style:country-complex="SA"/>
    </style:style>
    <style:style style:name="P7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4ed648" officeooo:paragraph-rsid="014ed648" style:font-name-asian="Times New Roman" style:font-size-asian="12pt" style:font-name-complex="Times New Roman2" style:font-size-complex="12pt" style:language-complex="ar" style:country-complex="SA"/>
    </style:style>
    <style:style style:name="P7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4ed648" officeooo:paragraph-rsid="014f56ab" style:font-name-asian="Times New Roman" style:font-size-asian="12pt" style:font-name-complex="Times New Roman2" style:font-size-complex="12pt" style:language-complex="ar" style:country-complex="SA"/>
    </style:style>
    <style:style style:name="P7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50e3bd" officeooo:paragraph-rsid="0150e3bd" style:font-name-asian="Times New Roman" style:font-size-asian="12pt" style:font-name-complex="Times New Roman2" style:font-size-complex="12pt" style:language-complex="ar" style:country-complex="SA"/>
    </style:style>
    <style:style style:name="P7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510e6b" officeooo:paragraph-rsid="01510e6b" style:font-name-asian="Times New Roman" style:font-size-asian="12pt" style:font-name-complex="Times New Roman2" style:font-size-complex="12pt" style:language-complex="ar" style:country-complex="SA"/>
    </style:style>
    <style:style style:name="P7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520d7e" officeooo:paragraph-rsid="01520d7e" style:font-name-asian="Times New Roman" style:font-size-asian="12pt" style:font-name-complex="Times New Roman2" style:font-size-complex="12pt" style:language-complex="ar" style:country-complex="SA"/>
    </style:style>
    <style:style style:name="P7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52685f" officeooo:paragraph-rsid="0155bc18" style:font-name-asian="Times New Roman" style:font-size-asian="12pt" style:font-name-complex="Times New Roman2" style:font-size-complex="12pt" style:language-complex="ar" style:country-complex="SA"/>
    </style:style>
    <style:style style:name="P8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52d9d6" officeooo:paragraph-rsid="0152d9d6" style:font-name-asian="Times New Roman" style:font-size-asian="12pt" style:font-name-complex="Times New Roman2" style:font-size-complex="12pt" style:language-complex="ar" style:country-complex="SA"/>
    </style:style>
    <style:style style:name="P8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52d9d6" officeooo:paragraph-rsid="015cec2b" style:font-name-asian="Times New Roman" style:font-size-asian="12pt" style:font-name-complex="Times New Roman2" style:font-size-complex="12pt" style:language-complex="ar" style:country-complex="SA"/>
    </style:style>
    <style:style style:name="P8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52d9d6" officeooo:paragraph-rsid="01609cc7" style:font-name-asian="Times New Roman" style:font-size-asian="12pt" style:font-name-complex="Times New Roman2" style:font-size-complex="12pt" style:language-complex="ar" style:country-complex="SA"/>
    </style:style>
    <style:style style:name="P8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52d9d6" officeooo:paragraph-rsid="0162aea0" style:font-name-asian="Times New Roman" style:font-size-asian="12pt" style:font-name-complex="Times New Roman2" style:font-size-complex="12pt" style:language-complex="ar" style:country-complex="SA"/>
    </style:style>
    <style:style style:name="P8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52d9d6" officeooo:paragraph-rsid="01778625" style:font-name-asian="Times New Roman" style:font-size-asian="12pt" style:font-name-complex="Times New Roman2" style:font-size-complex="12pt" style:language-complex="ar" style:country-complex="SA"/>
    </style:style>
    <style:style style:name="P8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583ea3" officeooo:paragraph-rsid="01583ea3" style:font-name-asian="Times New Roman" style:font-size-asian="12pt" style:font-name-complex="Times New Roman2" style:font-size-complex="12pt" style:language-complex="ar" style:country-complex="SA"/>
    </style:style>
    <style:style style:name="P8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583ea3" officeooo:paragraph-rsid="01677db2" style:font-name-asian="Times New Roman" style:font-size-asian="12pt" style:font-name-complex="Times New Roman2" style:font-size-complex="12pt" style:language-complex="ar" style:country-complex="SA"/>
    </style:style>
    <style:style style:name="P8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6456a2" officeooo:paragraph-rsid="016456a2" style:font-name-asian="Times New Roman" style:font-size-asian="12pt" style:font-name-complex="Times New Roman2" style:font-size-complex="12pt" style:language-complex="ar" style:country-complex="SA"/>
    </style:style>
    <style:style style:name="P8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6456a2" officeooo:paragraph-rsid="016e0e08" style:font-name-asian="Times New Roman" style:font-size-asian="12pt" style:font-name-complex="Times New Roman2" style:font-size-complex="12pt" style:language-complex="ar" style:country-complex="SA"/>
    </style:style>
    <style:style style:name="P8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6456a2" officeooo:paragraph-rsid="01701330" style:font-name-asian="Times New Roman" style:font-size-asian="12pt" style:font-name-complex="Times New Roman2" style:font-size-complex="12pt" style:language-complex="ar" style:country-complex="SA"/>
    </style:style>
    <style:style style:name="P9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6456a2" officeooo:paragraph-rsid="01778625" style:font-name-asian="Times New Roman" style:font-size-asian="12pt" style:font-name-complex="Times New Roman2" style:font-size-complex="12pt" style:language-complex="ar" style:country-complex="SA"/>
    </style:style>
    <style:style style:name="P9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68f53c" officeooo:paragraph-rsid="0168f53c" style:font-name-asian="Times New Roman" style:font-size-asian="12pt" style:font-name-complex="Times New Roman2" style:font-size-complex="12pt" style:language-complex="ar" style:country-complex="SA"/>
    </style:style>
    <style:style style:name="P9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68f53c" officeooo:paragraph-rsid="016abff9" style:font-name-asian="Times New Roman" style:font-size-asian="12pt" style:font-name-complex="Times New Roman2" style:font-size-complex="12pt" style:language-complex="ar" style:country-complex="SA"/>
    </style:style>
    <style:style style:name="P9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68f53c" officeooo:paragraph-rsid="016e0e08" style:font-name-asian="Times New Roman" style:font-size-asian="12pt" style:font-name-complex="Times New Roman2" style:font-size-complex="12pt" style:language-complex="ar" style:country-complex="SA"/>
    </style:style>
    <style:style style:name="P9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68f53c" officeooo:paragraph-rsid="01701330" style:font-name-asian="Times New Roman" style:font-size-asian="12pt" style:font-name-complex="Times New Roman2" style:font-size-complex="12pt" style:language-complex="ar" style:country-complex="SA"/>
    </style:style>
    <style:style style:name="P9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72054c" officeooo:paragraph-rsid="0172054c" style:font-name-asian="Times New Roman" style:font-size-asian="12pt" style:font-name-complex="Times New Roman2" style:font-size-complex="12pt" style:language-complex="ar" style:country-complex="SA"/>
    </style:style>
    <style:style style:name="P9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73d0a3" officeooo:paragraph-rsid="0173d0a3" style:font-name-asian="Times New Roman" style:font-size-asian="12pt" style:font-name-complex="Times New Roman2" style:font-size-complex="12pt" style:language-complex="ar" style:country-complex="SA"/>
    </style:style>
    <style:style style:name="P9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74c2e7" officeooo:paragraph-rsid="0174c2e7" style:font-name-asian="Times New Roman" style:font-size-asian="12pt" style:font-name-complex="Times New Roman2" style:font-size-complex="12pt" style:language-complex="ar" style:country-complex="SA"/>
    </style:style>
    <style:style style:name="P9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74c2e7" officeooo:paragraph-rsid="0175e612" style:font-name-asian="Times New Roman" style:font-size-asian="12pt" style:font-name-complex="Times New Roman2" style:font-size-complex="12pt" style:language-complex="ar" style:country-complex="SA"/>
    </style:style>
    <style:style style:name="P9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778625" officeooo:paragraph-rsid="01778625" style:font-name-asian="Times New Roman" style:font-size-asian="12pt" style:font-name-complex="Times New Roman2" style:font-size-complex="12pt" style:language-complex="ar" style:country-complex="SA"/>
    </style:style>
    <style:style style:name="P10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3b77ec" officeooo:paragraph-rsid="003b77ec" style:font-name-asian="Times New Roman" style:font-size-asian="12pt" style:font-name-complex="Times New Roman2" style:font-size-complex="12pt" style:language-complex="ar" style:country-complex="SA"/>
    </style:style>
    <style:style style:name="P10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3b77ec" officeooo:paragraph-rsid="005679ae" style:font-name-asian="Times New Roman" style:font-size-asian="12pt" style:font-name-complex="Times New Roman2" style:font-size-complex="12pt" style:language-complex="ar" style:country-complex="SA"/>
    </style:style>
    <style:style style:name="P10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30b404" officeooo:paragraph-rsid="00a86c60" style:font-name-asian="Times New Roman" style:font-size-asian="12pt" style:font-name-complex="Times New Roman2" style:font-size-complex="12pt" style:language-complex="ar" style:country-complex="SA"/>
    </style:style>
    <style:style style:name="P10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319789" officeooo:paragraph-rsid="00a86c60" style:font-name-asian="Times New Roman" style:font-size-asian="12pt" style:font-name-complex="Times New Roman2" style:font-size-complex="12pt" style:language-complex="ar" style:country-complex="SA"/>
    </style:style>
    <style:style style:name="P10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ad0e7c" officeooo:paragraph-rsid="00ad0e7c" style:font-name-asian="Times New Roman" style:font-size-asian="12pt" style:font-name-complex="Times New Roman2" style:font-size-complex="12pt" style:language-complex="ar" style:country-complex="SA"/>
    </style:style>
    <style:style style:name="P10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12e6f89"/>
    </style:style>
    <style:style style:name="P10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13fde88"/>
    </style:style>
    <style:style style:name="P10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142bf25"/>
    </style:style>
    <style:style style:name="P10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14458e6"/>
    </style:style>
    <style:style style:name="P10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14c5716"/>
    </style:style>
    <style:style style:name="P11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14e2865"/>
    </style:style>
    <style:style style:name="P11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14ed648"/>
    </style:style>
    <style:style style:name="P11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152d9d6"/>
    </style:style>
    <style:style style:name="P11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15956ca"/>
    </style:style>
    <style:style style:name="P11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15c2fba"/>
    </style:style>
    <style:style style:name="P11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15cec2b"/>
    </style:style>
    <style:style style:name="P11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1609cc7"/>
    </style:style>
    <style:style style:name="P11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162aea0"/>
    </style:style>
    <style:style style:name="P11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16456a2"/>
    </style:style>
    <style:style style:name="P11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168f53c"/>
    </style:style>
    <style:style style:name="P12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1748eb4"/>
    </style:style>
    <style:style style:name="P12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1321d68"/>
    </style:style>
    <style:style style:name="P12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officeooo:paragraph-rsid="01393fc2"/>
    </style:style>
    <style:style style:name="P12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2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125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ae5a6"/>
    </style:style>
    <style:style style:name="P12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127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fo:color="#000000" officeooo:paragraph-rsid="00169187"/>
    </style:style>
    <style:style style:name="P128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font-variant="small-caps" style:use-window-font-color="true" style:font-name="Times New Roman" fo:font-size="14pt" fo:letter-spacing="0.009cm" fo:language="en" fo:country="US" fo:font-weight="bold" officeooo:rsid="00167e90" officeooo:paragraph-rsid="001ae5a6" style:font-name-asian="Times New Roman" style:font-size-asian="14pt" style:font-weight-asian="bold" style:font-name-complex="Times New Roman" style:font-size-complex="12pt" style:language-complex="ar" style:country-complex="SA" style:font-weight-complex="bold"/>
    </style:style>
    <style:style style:name="P12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font-variant="small-caps" style:use-window-font-color="true" style:font-name="Times New Roman" fo:font-size="14pt" fo:letter-spacing="0.009cm" fo:language="ru" fo:country="RU" fo:font-weight="bold" officeooo:rsid="00167e90" officeooo:paragraph-rsid="00ded7c4" style:font-name-asian="Times New Roman" style:font-size-asian="14pt" style:font-weight-asian="bold" style:font-name-complex="Times New Roman" style:font-size-complex="12pt" style:language-complex="ar" style:country-complex="SA" style:font-weight-complex="bold"/>
    </style:style>
    <style:style style:name="P13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13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ae5a6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132" style:family="paragraph" style:parent-style-name="Table">
      <style:paragraph-properties fo:keep-with-next="always"/>
      <style:text-properties officeooo:paragraph-rsid="00394fb8"/>
    </style:style>
    <style:style style:name="P133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44eb41" officeooo:paragraph-rsid="0044eb41" style:font-size-asian="12pt" style:font-name-complex="Times New Roman2" style:font-size-complex="12pt"/>
    </style:style>
    <style:style style:name="P134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489fb2" officeooo:paragraph-rsid="00489fb2" style:font-size-asian="12pt" style:font-name-complex="Times New Roman2" style:font-size-complex="12pt"/>
    </style:style>
    <style:style style:name="P135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4b7750" officeooo:paragraph-rsid="004b7750" style:font-size-asian="12pt" style:font-name-complex="Times New Roman2" style:font-size-complex="12pt"/>
    </style:style>
    <style:style style:name="P136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4d7e89" officeooo:paragraph-rsid="004d7e89" style:font-size-asian="12pt" style:font-name-complex="Times New Roman2" style:font-size-complex="12pt"/>
    </style:style>
    <style:style style:name="P137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4e826f" officeooo:paragraph-rsid="00ef237d" style:font-size-asian="12pt" style:font-name-complex="Times New Roman2" style:font-size-complex="12pt"/>
    </style:style>
    <style:style style:name="P138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fo:language="en" fo:country="US" officeooo:rsid="00ef237d" officeooo:paragraph-rsid="00ef237d" style:font-size-asian="12pt" style:font-name-complex="Times New Roman2" style:font-size-complex="12pt"/>
    </style:style>
    <style:style style:name="P139" style:family="paragraph" style:parent-style-name="Table_20_Contents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fo:font-size="12pt" officeooo:paragraph-rsid="00a86c60" style:font-size-asian="12pt" style:font-name-complex="Times New Roman2" style:font-size-complex="12pt"/>
    </style:style>
    <style:style style:name="P140" style:family="paragraph" style:parent-style-name="Table_20_Contents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fo:font-size="12pt" officeooo:rsid="00ad0e7c" officeooo:paragraph-rsid="00ad0e7c" style:font-size-asian="12pt" style:font-name-complex="Times New Roman2" style:font-size-complex="12pt"/>
    </style:style>
    <style:style style:name="P141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style:use-window-font-color="true" style:font-name="Times New Roman" fo:font-size="12pt" fo:language="ru" fo:country="RU" officeooo:rsid="00ef237d" officeooo:paragraph-rsid="00ef237d" style:font-name-asian="Times New Roman" style:font-size-asian="12pt" style:font-name-complex="Times New Roman2" style:font-size-complex="12pt" style:language-complex="ar" style:country-complex="SA"/>
    </style:style>
    <style:style style:name="P142" style:family="paragraph" style:parent-style-name="Table_20_Contents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style:use-window-font-color="true" style:font-name="Times New Roman" fo:font-size="12pt" fo:language="en" fo:country="US" officeooo:rsid="00ef237d" officeooo:paragraph-rsid="00ef237d" style:font-name-asian="Times New Roman" style:font-size-asian="12pt" style:font-name-complex="Times New Roman2" style:font-size-complex="12pt" style:language-complex="ar" style:country-complex="SA"/>
    </style:style>
    <style:style style:name="P143" style:family="paragraph" style:parent-style-name="Table_20_Contents">
      <style:paragraph-properties fo:line-height="150%" fo:text-align="justify" style:justify-single-word="false"/>
    </style:style>
    <style:style style:name="P144" style:family="paragraph" style:parent-style-name="Table_20_Contents">
      <style:paragraph-properties fo:line-height="150%" fo:text-align="justify" style:justify-single-word="false"/>
      <style:text-properties officeooo:paragraph-rsid="01161369"/>
    </style:style>
    <style:style style:name="P145" style:family="paragraph" style:parent-style-name="Table_20_Contents">
      <style:paragraph-properties fo:line-height="150%" fo:text-align="justify" style:justify-single-word="false"/>
      <style:text-properties officeooo:paragraph-rsid="0117c861"/>
    </style:style>
    <style:style style:name="P146" style:family="paragraph" style:parent-style-name="Table_20_Contents">
      <style:paragraph-properties fo:line-height="150%" fo:text-align="justify" style:justify-single-word="false"/>
      <style:text-properties officeooo:paragraph-rsid="011c744e"/>
    </style:style>
    <style:style style:name="P147" style:family="paragraph" style:parent-style-name="Table_20_Contents">
      <style:paragraph-properties fo:line-height="150%" fo:text-align="justify" style:justify-single-word="false"/>
      <style:text-properties officeooo:paragraph-rsid="011cdfba"/>
    </style:style>
    <style:style style:name="P148" style:family="paragraph" style:parent-style-name="Table_20_Contents">
      <style:paragraph-properties fo:line-height="150%" fo:text-align="justify" style:justify-single-word="false"/>
      <style:text-properties officeooo:paragraph-rsid="011feb84"/>
    </style:style>
    <style:style style:name="P149" style:family="paragraph" style:parent-style-name="Table_20_Contents">
      <style:paragraph-properties fo:line-height="150%" fo:text-align="justify" style:justify-single-word="false"/>
      <style:text-properties officeooo:paragraph-rsid="0124b691"/>
    </style:style>
    <style:style style:name="P150" style:family="paragraph" style:parent-style-name="Table_20_Contents">
      <style:paragraph-properties fo:line-height="150%" fo:text-align="justify" style:justify-single-word="false"/>
      <style:text-properties officeooo:paragraph-rsid="0129e020"/>
    </style:style>
    <style:style style:name="P151" style:family="paragraph" style:parent-style-name="Table_20_Contents">
      <style:paragraph-properties fo:line-height="150%" fo:text-align="justify" style:justify-single-word="false"/>
      <style:text-properties officeooo:paragraph-rsid="012ff55f"/>
    </style:style>
    <style:style style:name="P152" style:family="paragraph" style:parent-style-name="Table_20_Contents">
      <style:paragraph-properties fo:line-height="150%" fo:text-align="justify" style:justify-single-word="false"/>
      <style:text-properties officeooo:paragraph-rsid="013fde88"/>
    </style:style>
    <style:style style:name="P153" style:family="paragraph" style:parent-style-name="Table_20_Contents">
      <style:paragraph-properties fo:line-height="150%" fo:text-align="justify" style:justify-single-word="false"/>
      <style:text-properties officeooo:paragraph-rsid="014abae4"/>
    </style:style>
    <style:style style:name="P154" style:family="paragraph" style:parent-style-name="Table_20_Contents">
      <style:paragraph-properties fo:line-height="150%" fo:text-align="justify" style:justify-single-word="false"/>
      <style:text-properties officeooo:paragraph-rsid="014c5716"/>
    </style:style>
    <style:style style:name="P155" style:family="paragraph" style:parent-style-name="Table_20_Contents">
      <style:paragraph-properties fo:line-height="150%" fo:text-align="justify" style:justify-single-word="false"/>
      <style:text-properties officeooo:paragraph-rsid="015956ca"/>
    </style:style>
    <style:style style:name="P156" style:family="paragraph" style:parent-style-name="Table_20_Contents">
      <style:paragraph-properties fo:line-height="150%" fo:text-align="justify" style:justify-single-word="false"/>
      <style:text-properties officeooo:paragraph-rsid="0142bf25"/>
    </style:style>
    <style:style style:name="P157" style:family="paragraph" style:parent-style-name="Table_20_Contents">
      <style:paragraph-properties fo:line-height="150%" fo:text-align="justify" style:justify-single-word="false"/>
      <style:text-properties officeooo:paragraph-rsid="01609cc7"/>
    </style:style>
    <style:style style:name="P158" style:family="paragraph" style:parent-style-name="Table_20_Contents">
      <style:paragraph-properties fo:line-height="150%" fo:text-align="justify" style:justify-single-word="false"/>
      <style:text-properties officeooo:paragraph-rsid="01778625"/>
    </style:style>
    <style:style style:name="P159" style:family="paragraph" style:parent-style-name="Table_20_Contents">
      <style:paragraph-properties fo:line-height="150%" fo:text-align="justify" style:justify-single-word="false"/>
      <style:text-properties fo:language="en" fo:country="US"/>
    </style:style>
    <style:style style:name="P160" style:family="paragraph" style:parent-style-name="Table_20_Contents">
      <style:paragraph-properties fo:line-height="150%" fo:text-align="justify" style:justify-single-word="false" style:snap-to-layout-grid="false"/>
      <style:text-properties fo:language="en" fo:country="US" officeooo:paragraph-rsid="011cdfba"/>
    </style:style>
    <style:style style:name="P161" style:family="paragraph" style:parent-style-name="Table_20_Contents">
      <style:paragraph-properties fo:line-height="150%" fo:text-align="justify" style:justify-single-word="false" style:snap-to-layout-grid="false"/>
      <style:text-properties fo:language="en" fo:country="US" officeooo:paragraph-rsid="01215b41"/>
    </style:style>
    <style:style style:name="P162" style:family="paragraph" style:parent-style-name="Table_20_Contents">
      <style:paragraph-properties fo:line-height="150%" fo:text-align="justify" style:justify-single-word="false"/>
      <style:text-properties fo:language="en" fo:country="US" officeooo:paragraph-rsid="01162e64"/>
    </style:style>
    <style:style style:name="P163" style:family="paragraph" style:parent-style-name="Table_20_Contents">
      <style:paragraph-properties fo:line-height="150%" fo:text-align="justify" style:justify-single-word="false"/>
      <style:text-properties fo:language="en" fo:country="US" officeooo:paragraph-rsid="011c744e"/>
    </style:style>
    <style:style style:name="P164" style:family="paragraph" style:parent-style-name="Table_20_Contents">
      <style:paragraph-properties fo:line-height="150%" fo:text-align="justify" style:justify-single-word="false"/>
      <style:text-properties fo:language="en" fo:country="US" officeooo:paragraph-rsid="011cdfba"/>
    </style:style>
    <style:style style:name="P165" style:family="paragraph" style:parent-style-name="Table_20_Contents">
      <style:paragraph-properties fo:line-height="150%" fo:text-align="justify" style:justify-single-word="false"/>
      <style:text-properties fo:language="en" fo:country="US" officeooo:paragraph-rsid="0146bbf3"/>
    </style:style>
    <style:style style:name="P166" style:family="paragraph" style:parent-style-name="Table_20_Contents">
      <style:paragraph-properties fo:line-height="150%" fo:text-align="justify" style:justify-single-word="false"/>
      <style:text-properties fo:language="en" fo:country="US" officeooo:paragraph-rsid="014e2865"/>
    </style:style>
    <style:style style:name="P167" style:family="paragraph" style:parent-style-name="Table_20_Contents">
      <style:paragraph-properties fo:line-height="150%" fo:text-align="justify" style:justify-single-word="false"/>
      <style:text-properties fo:language="en" fo:country="US" officeooo:paragraph-rsid="015956ca"/>
    </style:style>
    <style:style style:name="P168" style:family="paragraph" style:parent-style-name="Table_20_Contents">
      <style:paragraph-properties fo:line-height="150%" fo:text-align="justify" style:justify-single-word="false"/>
      <style:text-properties fo:language="en" fo:country="US" officeooo:rsid="010d45be"/>
    </style:style>
    <style:style style:name="P169" style:family="paragraph" style:parent-style-name="Table_20_Contents">
      <style:paragraph-properties fo:line-height="150%" fo:text-align="justify" style:justify-single-word="false"/>
      <style:text-properties officeooo:rsid="010d45be" officeooo:paragraph-rsid="010d45be"/>
    </style:style>
    <style:style style:name="P17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171" style:family="paragraph" style:parent-style-name="Standard" style:list-style-name="L2">
      <style:paragraph-properties fo:line-height="150%" fo:text-align="justify" style:justify-single-word="false"/>
      <style:text-properties officeooo:paragraph-rsid="00e350a9"/>
    </style:style>
    <style:style style:name="P172" style:family="paragraph" style:parent-style-name="Standard" style:list-style-name="L3">
      <style:paragraph-properties fo:line-height="150%" fo:text-align="justify" style:justify-single-word="false"/>
      <style:text-properties officeooo:paragraph-rsid="00c38d30"/>
    </style:style>
    <style:style style:name="P173" style:family="paragraph" style:parent-style-name="Standard" style:list-style-name="L3">
      <style:paragraph-properties fo:line-height="150%" fo:text-align="justify" style:justify-single-word="false"/>
      <style:text-properties officeooo:paragraph-rsid="00cd609f"/>
    </style:style>
    <style:style style:name="P174" style:family="paragraph" style:parent-style-name="Standard" style:list-style-name="L2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e350a9" officeooo:paragraph-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75" style:family="paragraph" style:parent-style-name="Standard" style:list-style-name="L3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bf7d4b" officeooo:paragraph-rsid="00bf7d4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76" style:family="paragraph" style:parent-style-name="Standard" style:list-style-name="L3">
      <style:paragraph-properties fo:line-height="150%" fo:text-align="justify" style:justify-single-word="false"/>
      <style:text-properties officeooo:rsid="00c69fe6" officeooo:paragraph-rsid="00c69fe6"/>
    </style:style>
    <style:style style:name="P177" style:family="paragraph" style:parent-style-name="Standard" style:list-style-name="L3">
      <style:paragraph-properties fo:line-height="150%" fo:text-align="justify" style:justify-single-word="false"/>
      <style:text-properties officeooo:rsid="00c8d50f" officeooo:paragraph-rsid="00c8d50f"/>
    </style:style>
    <style:style style:name="P178" style:family="paragraph" style:parent-style-name="Standard" style:list-style-name="L3">
      <style:paragraph-properties fo:line-height="150%" fo:text-align="justify" style:justify-single-word="false"/>
      <style:text-properties fo:language="en" fo:country="US" officeooo:rsid="00c8d50f" officeooo:paragraph-rsid="00ca9271"/>
    </style:style>
    <style:style style:name="P179" style:family="paragraph" style:parent-style-name="Table_20_Contents" style:list-style-name="L1">
      <loext:graphic-properties draw:fill="none"/>
      <style:paragraph-properties fo:margin-left="0cm" fo:margin-right="0cm" fo:line-height="150%" fo:text-align="center" style:justify-single-word="false" fo:orphans="2" fo:widows="2" fo:text-indent="-0.6cm" style:auto-text-indent="false" fo:background-color="transparent" text:number-lines="false" text:line-number="0" style:writing-mode="lr-tb"/>
      <style:text-properties fo:font-size="12pt" officeooo:paragraph-rsid="00a86c60" style:font-size-asian="12pt" style:font-name-complex="Times New Roman2" style:font-size-complex="12pt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9cm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font-weight="bold" style:font-size-asian="14pt" style:font-weight-asian="bold" style:font-size-complex="14pt"/>
    </style:style>
    <style:style style:name="T9" style:family="text">
      <style:text-properties fo:color="#000000" fo:font-size="14pt" fo:language="en" fo:country="US" fo:font-weight="bold" officeooo:rsid="00a17e38" style:font-size-asian="14pt" style:font-weight-asian="bold" style:font-size-complex="14pt"/>
    </style:style>
    <style:style style:name="T10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1" style:family="text">
      <style:text-properties fo:color="#000000" style:font-name="Times New Roman" fo:font-size="14pt" fo:language="ru" fo:country="RU" fo:font-weight="bold" officeooo:rsid="00b2c6af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2" style:family="text">
      <style:text-properties fo:color="#000000" style:font-name="Times New Roman" fo:font-size="14pt" fo:language="ru" fo:country="RU" fo:font-weight="bold" officeooo:rsid="00bdadef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3" style:family="text">
      <style:text-properties fo:color="#000000" style:font-name="Times New Roman" fo:font-size="14pt" fo:language="ru" fo:country="RU" fo:font-weight="bold" officeooo:rsid="00cc59cf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4" style:family="text">
      <style:text-properties fo:color="#000000" style:font-name="Times New Roman" fo:font-size="14pt" fo:language="ru" fo:country="RU" fo:font-weight="bold" officeooo:rsid="00d434b4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5" style:family="text"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16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17" style:family="text">
      <style:text-properties fo:color="#000000"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18" style:family="text">
      <style:text-properties fo:color="#000000"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19" style:family="text">
      <style:text-properties fo:color="#000000" style:font-name="Times New Roman" fo:font-size="14pt" fo:language="ru" fo:country="RU" officeooo:rsid="00cc59cf" style:font-name-asian="Times New Roman" style:font-size-asian="14pt" style:font-name-complex="Times New Roman" style:font-size-complex="14pt" style:language-complex="ar" style:country-complex="SA"/>
    </style:style>
    <style:style style:name="T20" style:family="text">
      <style:text-properties fo:color="#000000" style:font-name="Times New Roman" fo:font-size="14pt" fo:language="ru" fo:country="RU" officeooo:rsid="00d99828" style:font-name-asian="Times New Roman" style:font-size-asian="14pt" style:font-name-complex="Times New Roman" style:font-size-complex="14pt" style:language-complex="ar" style:country-complex="SA"/>
    </style:style>
    <style:style style:name="T21" style:family="text">
      <style:text-properties fo:color="#000000" style:font-name="Times New Roman" fo:font-size="14pt" fo:language="ru" fo:country="RU" officeooo:rsid="00dcabe6" style:font-name-asian="Times New Roman" style:font-size-asian="14pt" style:font-name-complex="Times New Roman" style:font-size-complex="14pt" style:language-complex="ar" style:country-complex="SA"/>
    </style:style>
    <style:style style:name="T22" style:family="text">
      <style:text-properties fo:color="#000000" style:font-name="Times New Roman" fo:font-size="14pt" fo:language="ru" fo:country="RU" officeooo:rsid="001ae5a6" style:font-name-asian="Times New Roman" style:font-size-asian="14pt" style:font-name-complex="Times New Roman" style:font-size-complex="14pt" style:language-complex="ar" style:country-complex="SA"/>
    </style:style>
    <style:style style:name="T23" style:family="text">
      <style:text-properties fo:color="#000000" style:font-name="Times New Roman" fo:font-size="14pt" fo:language="ru" fo:country="RU" officeooo:rsid="00de7d20" style:font-name-asian="Times New Roman" style:font-size-asian="14pt" style:font-name-complex="Times New Roman" style:font-size-complex="14pt" style:language-complex="ar" style:country-complex="SA"/>
    </style:style>
    <style:style style:name="T24" style:family="text">
      <style:text-properties fo:color="#000000" style:font-name="Times New Roman" fo:font-size="14pt" fo:language="ru" fo:country="RU" officeooo:rsid="00e48329" style:font-name-asian="Times New Roman" style:font-size-asian="14pt" style:font-name-complex="Times New Roman" style:font-size-complex="14pt" style:language-complex="ar" style:country-complex="SA"/>
    </style:style>
    <style:style style:name="T25" style:family="text">
      <style:text-properties fo:color="#000000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6" style:family="text">
      <style:text-properties fo:color="#000000" style:font-name="Times New Roman" fo:font-size="14pt" fo:language="ru" fo:country="RU" fo:font-weight="normal" officeooo:rsid="00bf7d4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7" style:family="text">
      <style:text-properties fo:color="#000000" style:font-name="Times New Roman" fo:font-size="14pt" fo:language="ru" fo:country="RU" fo:font-weight="normal" officeooo:rsid="00c61cf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8" style:family="text">
      <style:text-properties fo:color="#000000" style:font-name="Times New Roman" fo:font-size="14pt" fo:language="ru" fo:country="RU" fo:font-weight="normal" officeooo:rsid="00cc59c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" style:family="text">
      <style:text-properties fo:color="#000000" style:font-name="Times New Roman" fo:font-size="14pt" fo:language="ru" fo:country="RU" fo:font-weight="normal" officeooo:rsid="00cd609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1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2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3" style:family="text">
      <style:text-properties fo:color="#000000" style:font-name="Times New Roman" fo:font-size="14pt" fo:language="en" fo:country="US" fo:font-weight="normal" officeooo:rsid="00c43f5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4" style:family="text">
      <style:text-properties fo:color="#000000" style:font-name="Times New Roman" fo:font-size="14pt" fo:language="en" fo:country="US" fo:font-weight="normal" officeooo:rsid="00cc59c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5" style:family="text">
      <style:text-properties fo:color="#000000" style:font-name="Times New Roman" fo:font-size="14pt" fo:language="en" fo:country="US" fo:font-weight="normal" officeooo:rsid="00cd609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6" style:family="text">
      <style:text-properties fo:color="#000000" style:font-name="Times New Roman" fo:font-size="14pt" fo:language="en" fo:country="US" officeooo:rsid="001ae5a6" style:font-name-asian="Times New Roman" style:font-size-asian="14pt" style:font-name-complex="Times New Roman" style:font-size-complex="14pt" style:language-complex="ar" style:country-complex="SA"/>
    </style:style>
    <style:style style:name="T37" style:family="text">
      <style:text-properties fo:color="#000000" style:font-name="Times New Roman" fo:font-size="14pt" fo:language="en" fo:country="US" officeooo:rsid="01973834" style:font-name-asian="Times New Roman" style:font-size-asian="14pt" style:font-name-complex="Times New Roman" style:font-size-complex="14pt" style:language-complex="ar" style:country-complex="SA"/>
    </style:style>
    <style:style style:name="T38" style:family="text">
      <style:text-properties fo:color="#000000" style:font-name="Times New Roman" fo:font-size="14pt" fo:font-weight="normal" officeooo:rsid="00cc59c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9" style:family="text">
      <style:text-properties fo:font-variant="normal" fo:text-transform="none" fo:font-size="14pt" style:font-size-asian="14pt" style:font-size-complex="14pt"/>
    </style:style>
    <style:style style:name="T40" style:family="text">
      <style:text-properties fo:font-variant="normal" fo:text-transform="none" fo:color="#000000" style:font-name="Times New Roman" fo:font-size="14pt" fo:letter-spacing="0.009cm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41" style:family="text">
      <style:text-properties fo:font-variant="normal" fo:text-transform="none" fo:letter-spacing="0.009cm" fo:language="en" fo:country="US" fo:font-weight="normal" officeooo:rsid="00101295" style:font-weight-asian="normal" style:font-weight-complex="normal"/>
    </style:style>
    <style:style style:name="T42" style:family="text">
      <style:text-properties fo:font-variant="normal" fo:text-transform="none" fo:letter-spacing="0.009cm" fo:font-weight="normal" style:font-weight-asian="normal" style:font-weight-complex="normal"/>
    </style:style>
    <style:style style:name="T43" style:family="text">
      <style:text-properties fo:font-variant="normal" fo:text-transform="none" fo:letter-spacing="0.009cm" fo:font-weight="normal" officeooo:rsid="00a49e14" style:font-weight-asian="normal" style:font-weight-complex="normal"/>
    </style:style>
    <style:style style:name="T44" style:family="text">
      <style:text-properties fo:font-variant="normal" fo:text-transform="none" style:font-name="Times New Roman" fo:letter-spacing="0.009cm" fo:language="en" fo:country="US" fo:font-weight="normal" officeooo:rsid="00101295" style:font-name-asian="Times New Roman" style:font-weight-asian="normal" style:font-name-complex="Times New Roman" style:language-complex="ar" style:country-complex="SA" style:font-weight-complex="normal"/>
    </style:style>
    <style:style style:name="T45" style:family="text">
      <style:text-properties fo:font-variant="normal" fo:text-transform="none" style:font-name="Times New Roman" fo:letter-spacing="0.009cm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46" style:family="text">
      <style:text-properties fo:font-variant="normal" fo:text-transform="none" style:font-name="Times New Roman" fo:letter-spacing="0.009cm" fo:font-weight="normal" officeooo:rsid="00a49e14" style:font-name-asian="Times New Roman" style:font-weight-asian="normal" style:font-name-complex="Times New Roman" style:language-complex="ar" style:country-complex="SA" style:font-weight-complex="normal"/>
    </style:style>
    <style:style style:name="T47" style:family="text">
      <style:text-properties fo:font-variant="normal" fo:text-transform="none" style:font-name="Times New Roman" fo:letter-spacing="0.009cm" fo:font-weight="normal" officeooo:rsid="00fbd327" style:font-name-asian="Times New Roman" style:font-weight-asian="normal" style:font-name-complex="Times New Roman" style:language-complex="ar" style:country-complex="SA" style:font-weight-complex="normal"/>
    </style:style>
    <style:style style:name="T48" style:family="text">
      <style:text-properties fo:language="en" fo:country="US"/>
    </style:style>
    <style:style style:name="T49" style:family="text">
      <style:text-properties fo:language="en" fo:country="US" officeooo:rsid="00c172af"/>
    </style:style>
    <style:style style:name="T50" style:family="text">
      <style:text-properties fo:language="en" fo:country="US" officeooo:rsid="010e87bb"/>
    </style:style>
    <style:style style:name="T51" style:family="text">
      <style:text-properties fo:language="en" fo:country="US" officeooo:rsid="01131558"/>
    </style:style>
    <style:style style:name="T52" style:family="text">
      <style:text-properties fo:language="en" fo:country="US" officeooo:rsid="01161369"/>
    </style:style>
    <style:style style:name="T53" style:family="text">
      <style:text-properties fo:language="en" fo:country="US" officeooo:rsid="0117c861"/>
    </style:style>
    <style:style style:name="T54" style:family="text">
      <style:text-properties fo:language="en" fo:country="US" officeooo:rsid="01193efd"/>
    </style:style>
    <style:style style:name="T55" style:family="text">
      <style:text-properties fo:language="en" fo:country="US" officeooo:rsid="011feb84"/>
    </style:style>
    <style:style style:name="T56" style:family="text">
      <style:text-properties fo:language="en" fo:country="US" officeooo:rsid="0124b691"/>
    </style:style>
    <style:style style:name="T57" style:family="text">
      <style:text-properties fo:language="en" fo:country="US" officeooo:rsid="01285e23"/>
    </style:style>
    <style:style style:name="T58" style:family="text">
      <style:text-properties fo:language="en" fo:country="US" officeooo:rsid="012d61d0"/>
    </style:style>
    <style:style style:name="T59" style:family="text">
      <style:text-properties fo:language="en" fo:country="US" officeooo:rsid="01308bfd"/>
    </style:style>
    <style:style style:name="T60" style:family="text">
      <style:text-properties fo:language="en" fo:country="US" officeooo:rsid="013577e9"/>
    </style:style>
    <style:style style:name="T61" style:family="text">
      <style:text-properties fo:language="en" fo:country="US" officeooo:rsid="016456a2"/>
    </style:style>
    <style:style style:name="T62" style:family="text">
      <style:text-properties fo:language="en" fo:country="US" officeooo:rsid="0191c263"/>
    </style:style>
    <style:style style:name="T63" style:family="text">
      <style:text-properties fo:language="en" fo:country="US" officeooo:rsid="0198a670"/>
    </style:style>
    <style:style style:name="T64" style:family="text">
      <style:text-properties fo:language="ru" fo:country="RU" officeooo:rsid="001ae5a6"/>
    </style:style>
    <style:style style:name="T65" style:family="text">
      <style:text-properties fo:language="ru" fo:country="RU" officeooo:rsid="00ef237d"/>
    </style:style>
    <style:style style:name="T66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67" style:family="text">
      <style:text-properties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68" style:family="text">
      <style:text-properties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69" style:family="text">
      <style:text-properties style:font-name="Times New Roman" fo:font-size="14pt" fo:language="en" fo:country="US" officeooo:rsid="00167e90" style:font-name-asian="Times New Roman" style:font-size-asian="14pt" style:font-name-complex="Times New Roman" style:font-size-complex="14pt" style:language-complex="ar" style:country-complex="SA"/>
    </style:style>
    <style:style style:name="T70" style:family="text">
      <style:text-properties style:font-name="Times New Roman" fo:font-size="14pt" fo:language="en" fo:country="US" officeooo:rsid="00df0c48" style:font-name-asian="Times New Roman" style:font-size-asian="14pt" style:font-name-complex="Times New Roman" style:font-size-complex="14pt" style:language-complex="ar" style:country-complex="SA"/>
    </style:style>
    <style:style style:name="T71" style:family="text">
      <style:text-properties style:font-name="Times New Roman" officeooo:rsid="00a49e14" style:font-name-asian="Times New Roman" style:font-name-complex="Times New Roman" style:language-complex="ar" style:country-complex="SA"/>
    </style:style>
    <style:style style:name="T72" style:family="text">
      <style:text-properties style:font-name="Times New Roman" officeooo:rsid="00fbd327" style:font-name-asian="Times New Roman" style:font-name-complex="Times New Roman" style:language-complex="ar" style:country-complex="SA"/>
    </style:style>
    <style:style style:name="T73" style:family="text">
      <style:text-properties style:use-window-font-color="true" style:font-name="Times New Roman" fo:font-size="14pt" fo:language="ru" fo:country="RU" fo:font-weight="bold" officeooo:rsid="001379d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4" style:family="text">
      <style:text-properties style:use-window-font-color="true" style:font-name="Times New Roman" fo:font-size="14pt" fo:language="ru" fo:country="RU" fo:font-weight="bold" officeooo:rsid="00a70156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5" style:family="text">
      <style:text-properties style:use-window-font-color="true" style:font-name="Times New Roman" fo:font-size="14pt" fo:language="ru" fo:country="RU" fo:font-weight="bold" officeooo:rsid="00b31f6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6" style:family="text">
      <style:text-properties style:use-window-font-color="true" style:font-name="Times New Roman" fo:font-size="14pt" fo:language="ru" fo:country="RU" fo:font-weight="bold" officeooo:rsid="00d81951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77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78" style:family="text">
      <style:text-properties style:use-window-font-color="true" style:font-name="Times New Roman" fo:font-size="14pt" fo:language="ru" fo:country="RU" fo:font-style="normal" officeooo:rsid="0037bf4f" style:font-name-asian="Times New Roman" style:font-size-asian="12pt" style:font-style-asian="italic" style:font-name-complex="Lucida Sans1" style:font-size-complex="12pt" style:language-complex="ar" style:country-complex="SA" style:font-style-complex="italic"/>
    </style:style>
    <style:style style:name="T79" style:family="text">
      <style:text-properties style:use-window-font-color="true" style:font-name="Times New Roman" fo:font-size="14pt" fo:language="ru" fo:country="RU" fo:font-style="normal" officeooo:rsid="00ecf9c1" style:font-name-asian="Times New Roman" style:font-size-asian="12pt" style:font-style-asian="italic" style:font-name-complex="Lucida Sans1" style:font-size-complex="12pt" style:language-complex="ar" style:country-complex="SA" style:font-style-complex="italic"/>
    </style:style>
    <style:style style:name="T80" style:family="text">
      <style:text-properties style:use-window-font-color="true" style:font-name="Times New Roman" fo:font-size="14pt" fo:language="ru" fo:country="RU" fo:font-style="normal" officeooo:rsid="00edfa2b" style:font-name-asian="Times New Roman" style:font-size-asian="12pt" style:font-style-asian="italic" style:font-name-complex="Lucida Sans1" style:font-size-complex="12pt" style:language-complex="ar" style:country-complex="SA" style:font-style-complex="italic"/>
    </style:style>
    <style:style style:name="T81" style:family="text">
      <style:text-properties style:use-window-font-color="true" style:font-name="Times New Roman" fo:font-size="12pt" fo:language="en" fo:country="US" officeooo:rsid="012e6f89" style:font-name-asian="Times New Roman" style:font-size-asian="12pt" style:font-name-complex="Times New Roman2" style:font-size-complex="12pt" style:language-complex="ar" style:country-complex="SA"/>
    </style:style>
    <style:style style:name="T82" style:family="text">
      <style:text-properties style:use-window-font-color="true" style:font-name="Times New Roman" fo:font-size="12pt" fo:language="en" fo:country="US" officeooo:rsid="012e81db" style:font-name-asian="Times New Roman" style:font-size-asian="12pt" style:font-name-complex="Times New Roman2" style:font-size-complex="12pt" style:language-complex="ar" style:country-complex="SA"/>
    </style:style>
    <style:style style:name="T83" style:family="text">
      <style:text-properties style:use-window-font-color="true" style:font-name="Times New Roman" fo:font-size="12pt" fo:language="en" fo:country="US" officeooo:rsid="00f45892" style:font-name-asian="Times New Roman" style:font-size-asian="12pt" style:font-name-complex="Times New Roman2" style:font-size-complex="12pt" style:language-complex="ar" style:country-complex="SA"/>
    </style:style>
    <style:style style:name="T84" style:family="text">
      <style:text-properties style:use-window-font-color="true" style:font-name="Times New Roman" fo:font-size="12pt" fo:language="en" fo:country="US" officeooo:rsid="0140ae4f" style:font-name-asian="Times New Roman" style:font-size-asian="12pt" style:font-name-complex="Times New Roman2" style:font-size-complex="12pt" style:language-complex="ar" style:country-complex="SA"/>
    </style:style>
    <style:style style:name="T85" style:family="text">
      <style:text-properties style:use-window-font-color="true" style:font-name="Times New Roman" fo:font-size="12pt" fo:language="en" fo:country="US" officeooo:rsid="006ae580" style:font-name-asian="Times New Roman" style:font-size-asian="12pt" style:font-name-complex="Times New Roman2" style:font-size-complex="12pt" style:language-complex="ar" style:country-complex="SA"/>
    </style:style>
    <style:style style:name="T86" style:family="text">
      <style:text-properties style:use-window-font-color="true" style:font-name="Times New Roman" fo:font-size="12pt" fo:language="en" fo:country="US" officeooo:rsid="0141c777" style:font-name-asian="Times New Roman" style:font-size-asian="12pt" style:font-name-complex="Times New Roman2" style:font-size-complex="12pt" style:language-complex="ar" style:country-complex="SA"/>
    </style:style>
    <style:style style:name="T87" style:family="text">
      <style:text-properties style:use-window-font-color="true" style:font-name="Times New Roman" fo:font-size="12pt" fo:language="en" fo:country="US" officeooo:rsid="0142988e" style:font-name-asian="Times New Roman" style:font-size-asian="12pt" style:font-name-complex="Times New Roman2" style:font-size-complex="12pt" style:language-complex="ar" style:country-complex="SA"/>
    </style:style>
    <style:style style:name="T88" style:family="text">
      <style:text-properties style:use-window-font-color="true" style:font-name="Times New Roman" fo:font-size="12pt" fo:language="en" fo:country="US" officeooo:rsid="014458e6" style:font-name-asian="Times New Roman" style:font-size-asian="12pt" style:font-name-complex="Times New Roman2" style:font-size-complex="12pt" style:language-complex="ar" style:country-complex="SA"/>
    </style:style>
    <style:style style:name="T89" style:family="text">
      <style:text-properties style:use-window-font-color="true" style:font-name="Times New Roman" fo:font-size="12pt" fo:language="en" fo:country="US" officeooo:rsid="01460767" style:font-name-asian="Times New Roman" style:font-size-asian="12pt" style:font-name-complex="Times New Roman2" style:font-size-complex="12pt" style:language-complex="ar" style:country-complex="SA"/>
    </style:style>
    <style:style style:name="T90" style:family="text">
      <style:text-properties style:use-window-font-color="true" style:font-name="Times New Roman" fo:font-size="12pt" fo:language="en" fo:country="US" officeooo:rsid="0146bbf3" style:font-name-asian="Times New Roman" style:font-size-asian="12pt" style:font-name-complex="Times New Roman2" style:font-size-complex="12pt" style:language-complex="ar" style:country-complex="SA"/>
    </style:style>
    <style:style style:name="T91" style:family="text">
      <style:text-properties style:use-window-font-color="true" style:font-name="Times New Roman" fo:font-size="12pt" fo:language="en" fo:country="US" officeooo:rsid="014d67c5" style:font-name-asian="Times New Roman" style:font-size-asian="12pt" style:font-name-complex="Times New Roman2" style:font-size-complex="12pt" style:language-complex="ar" style:country-complex="SA"/>
    </style:style>
    <style:style style:name="T92" style:family="text">
      <style:text-properties style:use-window-font-color="true" style:font-name="Times New Roman" fo:font-size="12pt" fo:language="en" fo:country="US" officeooo:rsid="014ed648" style:font-name-asian="Times New Roman" style:font-size-asian="12pt" style:font-name-complex="Times New Roman2" style:font-size-complex="12pt" style:language-complex="ar" style:country-complex="SA"/>
    </style:style>
    <style:style style:name="T93" style:family="text">
      <style:text-properties style:use-window-font-color="true" style:font-name="Times New Roman" fo:font-size="12pt" fo:language="en" fo:country="US" officeooo:rsid="014f56ab" style:font-name-asian="Times New Roman" style:font-size-asian="12pt" style:font-name-complex="Times New Roman2" style:font-size-complex="12pt" style:language-complex="ar" style:country-complex="SA"/>
    </style:style>
    <style:style style:name="T94" style:family="text">
      <style:text-properties style:use-window-font-color="true" style:font-name="Times New Roman" fo:font-size="12pt" fo:language="en" fo:country="US" officeooo:rsid="0152d9d6" style:font-name-asian="Times New Roman" style:font-size-asian="12pt" style:font-name-complex="Times New Roman2" style:font-size-complex="12pt" style:language-complex="ar" style:country-complex="SA"/>
    </style:style>
    <style:style style:name="T95" style:family="text">
      <style:text-properties style:use-window-font-color="true" style:font-name="Times New Roman" fo:font-size="12pt" fo:language="en" fo:country="US" officeooo:rsid="0156744d" style:font-name-asian="Times New Roman" style:font-size-asian="12pt" style:font-name-complex="Times New Roman2" style:font-size-complex="12pt" style:language-complex="ar" style:country-complex="SA"/>
    </style:style>
    <style:style style:name="T96" style:family="text">
      <style:text-properties style:use-window-font-color="true" style:font-name="Times New Roman" fo:font-size="12pt" fo:language="en" fo:country="US" officeooo:rsid="015c2fba" style:font-name-asian="Times New Roman" style:font-size-asian="12pt" style:font-name-complex="Times New Roman2" style:font-size-complex="12pt" style:language-complex="ar" style:country-complex="SA"/>
    </style:style>
    <style:style style:name="T97" style:family="text">
      <style:text-properties style:use-window-font-color="true" style:font-name="Times New Roman" fo:font-size="12pt" fo:language="en" fo:country="US" officeooo:rsid="01613d48" style:font-name-asian="Times New Roman" style:font-size-asian="12pt" style:font-name-complex="Times New Roman2" style:font-size-complex="12pt" style:language-complex="ar" style:country-complex="SA"/>
    </style:style>
    <style:style style:name="T98" style:family="text">
      <style:text-properties style:use-window-font-color="true" style:font-name="Times New Roman" fo:font-size="12pt" fo:language="en" fo:country="US" officeooo:rsid="0161fcf8" style:font-name-asian="Times New Roman" style:font-size-asian="12pt" style:font-name-complex="Times New Roman2" style:font-size-complex="12pt" style:language-complex="ar" style:country-complex="SA"/>
    </style:style>
    <style:style style:name="T99" style:family="text">
      <style:text-properties style:use-window-font-color="true" style:font-name="Times New Roman" fo:font-size="12pt" fo:language="en" fo:country="US" officeooo:rsid="016456a2" style:font-name-asian="Times New Roman" style:font-size-asian="12pt" style:font-name-complex="Times New Roman2" style:font-size-complex="12pt" style:language-complex="ar" style:country-complex="SA"/>
    </style:style>
    <style:style style:name="T100" style:family="text">
      <style:text-properties style:use-window-font-color="true" style:font-name="Times New Roman" fo:font-size="12pt" fo:language="en" fo:country="US" officeooo:rsid="0168f53c" style:font-name-asian="Times New Roman" style:font-size-asian="12pt" style:font-name-complex="Times New Roman2" style:font-size-complex="12pt" style:language-complex="ar" style:country-complex="SA"/>
    </style:style>
    <style:style style:name="T101" style:family="text">
      <style:text-properties style:use-window-font-color="true" style:font-name="Times New Roman" fo:font-size="12pt" fo:language="en" fo:country="US" officeooo:rsid="016b3744" style:font-name-asian="Times New Roman" style:font-size-asian="12pt" style:font-name-complex="Times New Roman2" style:font-size-complex="12pt" style:language-complex="ar" style:country-complex="SA"/>
    </style:style>
    <style:style style:name="T102" style:family="text">
      <style:text-properties style:use-window-font-color="true" style:font-name="Times New Roman" fo:font-size="12pt" fo:language="en" fo:country="US" officeooo:rsid="011f4929" style:font-name-asian="Times New Roman" style:font-size-asian="12pt" style:font-name-complex="Times New Roman" style:font-size-complex="12pt" style:language-complex="ar" style:country-complex="SA"/>
    </style:style>
    <style:style style:name="T103" style:family="text">
      <style:text-properties style:use-window-font-color="true" style:font-name="Times New Roman" fo:font-size="12pt" fo:language="en" fo:country="US" officeooo:rsid="014377a0" style:font-name-asian="Times New Roman" style:font-size-asian="12pt" style:font-name-complex="Times New Roman" style:font-size-complex="12pt" style:language-complex="ar" style:country-complex="SA"/>
    </style:style>
    <style:style style:name="T104" style:family="text">
      <style:text-properties style:use-window-font-color="true" style:font-name="Times New Roman" fo:font-size="12pt" fo:language="en" fo:country="US" officeooo:rsid="014ec0e6" style:font-name-asian="Times New Roman" style:font-size-asian="12pt" style:font-name-complex="Times New Roman" style:font-size-complex="12pt" style:language-complex="ar" style:country-complex="SA"/>
    </style:style>
    <style:style style:name="T105" style:family="text">
      <style:text-properties style:use-window-font-color="true" style:font-name="Times New Roman" fo:font-size="12pt" fo:language="en" fo:country="US" officeooo:rsid="015ebf59" style:font-name-asian="Times New Roman" style:font-size-asian="12pt" style:font-name-complex="Times New Roman" style:font-size-complex="12pt" style:language-complex="ar" style:country-complex="SA"/>
    </style:style>
    <style:style style:name="T106" style:family="text">
      <style:text-properties officeooo:rsid="00167e90"/>
    </style:style>
    <style:style style:name="T107" style:family="text">
      <style:text-properties officeooo:rsid="001ae5a6"/>
    </style:style>
    <style:style style:name="T108" style:family="text">
      <style:text-properties officeooo:rsid="005aa47e"/>
    </style:style>
    <style:style style:name="T109" style:family="text">
      <style:text-properties officeooo:rsid="00a49e14"/>
    </style:style>
    <style:style style:name="T110" style:family="text">
      <style:text-properties officeooo:rsid="00c18f51"/>
    </style:style>
    <style:style style:name="T111" style:family="text">
      <style:text-properties officeooo:rsid="00ded7c4"/>
    </style:style>
    <style:style style:name="T112" style:family="text">
      <style:text-properties fo:font-size="10pt" fo:font-weight="normal" style:font-size-asian="10pt" style:font-weight-asian="normal" style:font-size-complex="10pt" style:font-weight-complex="normal"/>
    </style:style>
    <style:style style:name="T113" style:family="text">
      <style:text-properties officeooo:rsid="00ef237d"/>
    </style:style>
    <style:style style:name="T114" style:family="text">
      <style:text-properties officeooo:rsid="01088994"/>
    </style:style>
    <style:style style:name="T115" style:family="text">
      <style:text-properties officeooo:rsid="010a4354"/>
    </style:style>
    <style:style style:name="T116" style:family="text">
      <style:text-properties officeooo:rsid="01161369"/>
    </style:style>
    <style:style style:name="T117" style:family="text">
      <style:text-properties officeooo:rsid="0117c861"/>
    </style:style>
    <style:style style:name="T118" style:family="text">
      <style:text-properties officeooo:rsid="01193efd"/>
    </style:style>
    <style:style style:name="T119" style:family="text">
      <style:text-properties officeooo:rsid="011feb84"/>
    </style:style>
    <style:style style:name="T120" style:family="text">
      <style:text-properties officeooo:rsid="01266454"/>
    </style:style>
    <style:style style:name="T121" style:family="text">
      <style:text-properties officeooo:rsid="01285e23"/>
    </style:style>
    <style:style style:name="T122" style:family="text">
      <style:text-properties officeooo:rsid="012bac1d"/>
    </style:style>
    <style:style style:name="T123" style:family="text">
      <style:text-properties officeooo:rsid="0133b61f"/>
    </style:style>
    <style:style style:name="T124" style:family="text">
      <style:text-properties officeooo:rsid="013577e9"/>
    </style:style>
    <style:style style:name="T125" style:family="text">
      <style:text-properties officeooo:rsid="0141c777"/>
    </style:style>
    <style:style style:name="T126" style:family="text">
      <style:text-properties officeooo:rsid="0142bf25"/>
    </style:style>
    <style:style style:name="T127" style:family="text">
      <style:text-properties officeooo:rsid="0143ef35"/>
    </style:style>
    <style:style style:name="T128" style:family="text">
      <style:text-properties officeooo:rsid="0146bbf3"/>
    </style:style>
    <style:style style:name="T129" style:family="text">
      <style:text-properties officeooo:rsid="014958d6"/>
    </style:style>
    <style:style style:name="T130" style:family="text">
      <style:text-properties officeooo:rsid="014f56ab"/>
    </style:style>
    <style:style style:name="T131" style:family="text">
      <style:text-properties officeooo:rsid="0150e3bd"/>
    </style:style>
    <style:style style:name="T132" style:family="text">
      <style:text-properties officeooo:rsid="015478f5"/>
    </style:style>
    <style:style style:name="T133" style:family="text">
      <style:text-properties officeooo:rsid="015a853c"/>
    </style:style>
    <style:style style:name="T134" style:family="text">
      <style:text-properties officeooo:rsid="015c2fba"/>
    </style:style>
    <style:style style:name="T135" style:family="text">
      <style:text-properties officeooo:rsid="01609cc7"/>
    </style:style>
    <style:style style:name="T136" style:family="text">
      <style:text-properties officeooo:rsid="01613d48"/>
    </style:style>
    <style:style style:name="T137" style:family="text">
      <style:text-properties officeooo:rsid="0161fcf8"/>
    </style:style>
    <style:style style:name="T138" style:family="text">
      <style:text-properties officeooo:rsid="016456a2"/>
    </style:style>
    <style:style style:name="T139" style:family="text">
      <style:text-properties officeooo:rsid="01677db2"/>
    </style:style>
    <style:style style:name="T140" style:family="text">
      <style:text-properties officeooo:rsid="016abff9"/>
    </style:style>
    <style:style style:name="T141" style:family="text">
      <style:text-properties officeooo:rsid="015ebf59" style:font-name-complex="Times New Roman"/>
    </style:style>
    <style:style style:name="T142" style:family="text">
      <style:text-properties officeooo:rsid="0175e612"/>
    </style:style>
    <style:style style:name="T143" style:family="text">
      <style:text-properties officeooo:rsid="018f3976"/>
    </style:style>
    <style:style style:name="T144" style:family="text">
      <style:text-properties officeooo:rsid="01973834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0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3"><text:span text:style-name="T5">Кафедра </text:span><text:span text:style-name="T10">МОЭВМ</text:span></text:p>
      <text:p text:style-name="P5"/>
      <text:p text:style-name="P5"/>
      <text:p text:style-name="P7"/>
      <text:p text:style-name="P7"/>
      <text:p text:style-name="P7"/>
      <text:p text:style-name="P7"/>
      <text:p text:style-name="P123"><text:span text:style-name="Название_20_книги"><text:span text:style-name="T1">отчет</text:span></text:span></text:p>
      <text:p text:style-name="P3"><text:span text:style-name="T5">по лабораторной работе</text:span><text:span text:style-name="T7"> </text:span><text:span text:style-name="T8">№</text:span><text:span text:style-name="T9">2</text:span></text:p>
      <text:p text:style-name="P3"><text:span text:style-name="T5">по дисциплине </text:span><text:span text:style-name="T8">«</text:span><text:span text:style-name="T10">Организация ЭВМ и систем</text:span><text:span text:style-name="T8">»</text:span></text:p>
      <text:p text:style-name="P3"><text:span text:style-name="Название_20_книги"><text:span text:style-name="T39">Тема: </text:span></text:span><text:span text:style-name="Название_20_книги"><text:span text:style-name="T40">Изучение режимов адресации и формирования исполнительного адреса.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16">9383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11"><text:span text:style-name="T66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11"><text:span text:style-name="T66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9"/>
      <text:p text:style-name="P9"/>
      <text:p text:style-name="P9">Санкт-Петербург</text:p>
      <text:p text:style-name="P12">2020</text:p>
      <text:p text:style-name="P16">Цель работы.</text:p>
      <text:p text:style-name="P29"><text:span text:style-name="T109">Исправить ошибки в программе на языке программирования Ассемблер</text:span><text:span text:style-name="Название_20_книги"><text:span text:style-name="T41"> </text:span></text:span><text:span text:style-name="Название_20_книги"><text:span text:style-name="T43">и п</text:span></text:span><text:span text:style-name="Название_20_книги"><text:span text:style-name="T42">рименить на практике знания о </text:span></text:span><text:span text:style-name="Название_20_книги"><text:span text:style-name="T43">режимах адресации и формировании исполнительного адреса в языке программирования Ассемблер. </text:span></text:span></text:p>
      <text:p text:style-name="P22"/>
      <text:p text:style-name="P19"><text:span text:style-name="T73">Текст задания</text:span><text:span text:style-name="T5">.</text:span></text:p>
      <text:p text:style-name="P25">Лабораторная работа 2 предназначена для изучения режимов адресации, использует готовую программу lr2_comp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/text:p>
      <text:p text:style-name="P25">В программу введен ряд ошибок, которые необходимо объяснить в отчете по работе, а соответствующие команды закомментировать для прохождения трансляции.</text:p>
      <text:p text:style-name="P25">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</text:p>
      <text:p text:style-name="P25">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/text:p>
      <text:p text:style-name="P20"><text:span text:style-name="T74">Исходные данные</text:span><text:span text:style-name="T8">.</text:span></text:p>
      <text:p text:style-name="P27">Вариант 1</text:p>
      <text:p text:style-name="Table">Таблица 1 — Исходные данные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0">Название массива</text:p>
          </table:table-cell>
          <table:table-cell table:style-name="Table5.B1" office:value-type="string">
            <text:p text:style-name="P104">Набор значений</text:p>
          </table:table-cell>
        </table:table-row>
        <table:table-row>
          <table:table-cell table:style-name="Table5.A2" office:value-type="string">
            <text:p text:style-name="P139">vec1</text:p>
          </table:table-cell>
          <table:table-cell table:style-name="Table5.B2" office:value-type="string">
            <text:p text:style-name="P102">1,2,3,4,8,7,6,5</text:p>
          </table:table-cell>
        </table:table-row>
        <table:table-row>
          <table:table-cell table:style-name="Table5.A2" office:value-type="string">
            <text:list xml:id="list2946757221" text:style-name="L1">
              <text:list-header>
                <text:p text:style-name="P179">vec2</text:p>
              </text:list-header>
            </text:list>
          </table:table-cell>
          <table:table-cell table:style-name="Table5.B2" office:value-type="string">
            <text:p text:style-name="P102">-10,-20,10,20,-30,-40,30,40</text:p>
          </table:table-cell>
        </table:table-row>
        <table:table-row>
          <table:table-cell table:style-name="Table5.A2" office:value-type="string">
            <text:list xml:id="list201921627473087" text:continue-numbering="true" text:style-name="L1">
              <text:list-header>
                <text:p text:style-name="P179">matr</text:p>
              </text:list-header>
            </text:list>
          </table:table-cell>
          <table:table-cell table:style-name="Table5.B2" office:value-type="string">
            <text:p text:style-name="P103">1,2,3,4,-4,-3,-2,-1,5,6,7,8,-8,-7,-6,-5</text:p>
          </table:table-cell>
        </table:table-row>
      </table:table>
      <text:p text:style-name="P18"><text:span text:style-name="T75">Исходный код</text:span><text:span text:style-name="T8">.</text:span></text:p>
      <text:list xml:id="list3026220399" text:style-name="L2">
        <text:list-header>
          <text:p text:style-name="P171"><text:span text:style-name="T30">Исходный код представлен в </text:span><text:span text:style-name="T31">п</text:span><text:span text:style-name="T30">риложении А. </text:span></text:p>
          <text:p text:style-name="P174"/>
        </text:list-header>
      </text:list>
      <text:p text:style-name="P21"><text:span text:style-name="T12">Обнаруженные ошибки</text:span><text:span text:style-name="T11">.</text:span></text:p>
      <text:list xml:id="list3383575023" text:style-name="L3">
        <text:list-item>
          <text:p text:style-name="P175">«mov <text:s/>mem3,[bx]» -<text:span text:style-name="T48"> </text:span><text:span text:style-name="T49">error A2052: Improper operand type - </text:span><text:span text:style-name="T110">н</text:span>ельзя передавать данные из памяти в память напрямую. </text:p>
        </text:list-item>
        <text:list-item>
          <text:p text:style-name="P172"><text:span text:style-name="T26">«mov <text:s/>cx,vec2[di]» - </text:span><text:span text:style-name="T33">warning A4031: Operand types must match – </text:span><text:span text:style-name="T27">предупреждение при попытке записать байт в слово.</text:span></text:p>
        </text:list-item>
        <text:list-item>
          <text:p text:style-name="P176"><text:span text:style-name="T27">«mov <text:s/>cx,matr[bx][di]» - <text:s/></text:span><text:span text:style-name="T33">warning A4031: Operand types must match – </text:span><text:span text:style-name="T25">предупреждение при попытке записать байт в слово.</text:span></text:p>
        </text:list-item>
        <text:list-item>
          <text:p text:style-name="P177"><text:span text:style-name="T25">«mov <text:s/>ax,matr[bx*4][di]» - </text:span><text:span text:style-name="T32">error A2055: Illegal register value – </text:span><text:span text:style-name="T25">нельзя умножать 16-битовые регистры.</text:span></text:p>
        </text:list-item>
        <text:list-item>
          <text:p text:style-name="P178"><text:span text:style-name="T25">«mov <text:s/>ax,matr[bp+bx]» - </text:span><text:span text:style-name="T38">error A2046: Multiple base registers – </text:span><text:span text:style-name="T28">нельзя использовать несколько базовых регистров.</text:span></text:p>
        </text:list-item>
        <text:list-item>
          <text:p text:style-name="P173"><text:span text:style-name="T28">«mov <text:s/>ax,matr[bp+di+si]» - </text:span><text:span text:style-name="T34">error A2047: Multiple index registers - </text:span><text:span text:style-name="T28">нельзя использовать несколько </text:span><text:span text:style-name="T35">и</text:span><text:span text:style-name="T29">ндексных</text:span><text:span text:style-name="T28"> регистров.</text:span></text:p>
        </text:list-item>
      </text:list>
      <text:p text:style-name="P13"/>
      <text:p text:style-name="P4"><text:span text:style-name="T13"><text:tab/></text:span><text:span text:style-name="T14">Листинг успешной трансляции программы</text:span><text:span text:style-name="T13">.</text:span></text:p>
      <text:p text:style-name="P14"><text:span text:style-name="T19"><text:tab/>Л</text:span><text:span text:style-name="T20">истинг представлен в </text:span><text:span text:style-name="T24">п</text:span><text:span text:style-name="T20">риложении Б.</text:span></text:p>
      <text:p text:style-name="P15"><text:span text:style-name="T20"><text:tab/></text:span><text:span text:style-name="T15">Исправленный код представлен в приложении Б.</text:span></text:p>
      <text:p text:style-name="P34"/>
      <text:p text:style-name="Standard"><text:span text:style-name="T6"><text:tab/></text:span><text:span text:style-name="T76">Протокол работы</text:span><text:span text:style-name="T6">.</text:span></text:p>
      <text:p text:style-name="P10"/>
      <text:p text:style-name="P132">Таблица <text:span text:style-name="T79">2</text:span> – Результаты <text:span text:style-name="T78">выполнения </text:span><text:span text:style-name="T80">программы в пошаговом режиме</text:span><text:span text:style-name="T78">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rows-spanned="2" office:value-type="string">
            <text:p text:style-name="P36">Адрес команды</text:p>
          </table:table-cell>
          <table:table-cell table:style-name="Table3.A1" table:number-rows-spanned="2" office:value-type="string">
            <text:p text:style-name="P100">Символический код комманды</text:p>
          </table:table-cell>
          <table:table-cell table:style-name="Table3.A1" table:number-rows-spanned="2" office:value-type="string">
            <text:p text:style-name="P100">16-ричный код команды</text:p>
          </table:table-cell>
          <table:table-cell table:style-name="Table3.D1" table:number-columns-spanned="2" office:value-type="string">
            <text:p text:style-name="P100">Содержимое регистров и ячеек памяти</text:p>
          </table:table-cell>
          <table:covered-table-cell/>
        </table:table-row>
        <table:table-row table:style-name="Table3.2">
          <table:covered-table-cell/>
          <table:covered-table-cell/>
          <table:covered-table-cell/>
          <table:table-cell table:style-name="Table3.D2" office:value-type="string">
            <text:p text:style-name="P100">До выполнения</text:p>
          </table:table-cell>
          <table:table-cell table:style-name="Table3.E2" office:value-type="string">
            <text:p text:style-name="P101">После выполнения</text:p>
          </table:table-cell>
        </table:table-row>
        <table:table-row>
          <table:table-cell table:style-name="Table3.D2" office:value-type="string">
            <text:p text:style-name="P141">0000</text:p>
          </table:table-cell>
          <table:table-cell table:style-name="Table3.D2" office:value-type="string">
            <text:p text:style-name="P37">PUSH DS</text:p>
          </table:table-cell>
          <table:table-cell table:style-name="Table3.D2" office:value-type="string">
            <text:p text:style-name="P37">1E</text:p>
          </table:table-cell>
          <table:table-cell table:style-name="Table3.D2" office:value-type="string">
            <text:p text:style-name="P45">(CS) = <text:span text:style-name="T114">1A0A</text:span></text:p>
            <text:p text:style-name="P45">(DS) = 19F5</text:p>
            <text:p text:style-name="P45">(ES) = 19F5</text:p>
            <text:p text:style-name="P45">(SS) = 1A0<text:span text:style-name="T108">5</text:span></text:p>
            <text:p text:style-name="P43"><text:soft-page-break/>(CX) = 00<text:span text:style-name="T115">B0</text:span></text:p>
            <text:p text:style-name="P44">(<text:span text:style-name="T140">D</text:span>X) = 0<text:span text:style-name="T140">1F4</text:span></text:p>
            <text:p text:style-name="P159">(SP) = 0018</text:p>
            <text:p text:style-name="P159">Stack: +0 0000</text:p>
          </table:table-cell>
          <table:table-cell table:style-name="Table3.E2" office:value-type="string">
            <text:p text:style-name="P159">(SP) = 0016</text:p>
            <text:p text:style-name="P46">(DS) = 19F5</text:p>
            <text:p text:style-name="P159">Stack: +0 19F5</text:p>
          </table:table-cell>
        </table:table-row>
        <table:table-row>
          <table:table-cell table:style-name="Table3.D2" office:value-type="string">
            <text:p text:style-name="P133">00<text:span text:style-name="T65">01</text:span></text:p>
          </table:table-cell>
          <table:table-cell table:style-name="Table3.D2" office:value-type="string">
            <text:p text:style-name="P38">SUB AX, AX</text:p>
          </table:table-cell>
          <table:table-cell table:style-name="Table3.D2" office:value-type="string">
            <text:p text:style-name="P38">2BC0</text:p>
          </table:table-cell>
          <table:table-cell table:style-name="Table3.D2" office:value-type="string">
            <text:p text:style-name="P143">(<text:span text:style-name="T48">AX) = 0000</text:span></text:p>
          </table:table-cell>
          <table:table-cell table:style-name="Table3.E2" office:value-type="string">
            <text:p text:style-name="P159">(AX) = 0000</text:p>
          </table:table-cell>
        </table:table-row>
        <table:table-row>
          <table:table-cell table:style-name="Table3.D2" office:value-type="string">
            <text:p text:style-name="P134">00<text:span text:style-name="T65">03</text:span></text:p>
          </table:table-cell>
          <table:table-cell table:style-name="Table3.D2" office:value-type="string">
            <text:p text:style-name="P38">PUSH AX</text:p>
          </table:table-cell>
          <table:table-cell table:style-name="Table3.D2" office:value-type="string">
            <text:p text:style-name="P38">50</text:p>
          </table:table-cell>
          <table:table-cell table:style-name="Table3.D2" office:value-type="string">
            <text:p text:style-name="P159">(AX) = 0000</text:p>
            <text:p text:style-name="P168">(SP) = 0016</text:p>
            <text:p text:style-name="P159">Stack: +0 19F5</text:p>
            <text:p text:style-name="P159">Stack: +2 0000</text:p>
          </table:table-cell>
          <table:table-cell table:style-name="Table3.E2" office:value-type="string">
            <text:p text:style-name="P159">(AX) = 0000</text:p>
            <text:p text:style-name="P169"><text:span text:style-name="T48">(SP) = 001</text:span><text:span text:style-name="T50">4</text:span></text:p>
            <text:p text:style-name="P159">Stack: +0 0000</text:p>
            <text:p text:style-name="P159">Stack: +2 19F5</text:p>
          </table:table-cell>
        </table:table-row>
        <table:table-row>
          <table:table-cell table:style-name="Table3.D2" office:value-type="string">
            <text:p text:style-name="P134">00<text:span text:style-name="T65">04</text:span></text:p>
          </table:table-cell>
          <table:table-cell table:style-name="Table3.D2" office:value-type="string">
            <text:p text:style-name="P38">MOV AX, 1A07</text:p>
          </table:table-cell>
          <table:table-cell table:style-name="Table3.D2" office:value-type="string">
            <text:p text:style-name="P38">B8071A</text:p>
          </table:table-cell>
          <table:table-cell table:style-name="Table3.D2" office:value-type="string">
            <text:p text:style-name="P159">(AX) = 0000</text:p>
          </table:table-cell>
          <table:table-cell table:style-name="Table3.E2" office:value-type="string">
            <text:p text:style-name="P159">(AX) = 1A07</text:p>
          </table:table-cell>
        </table:table-row>
        <table:table-row>
          <table:table-cell table:style-name="Table3.D2" office:value-type="string">
            <text:p text:style-name="P135">00<text:span text:style-name="T65">07</text:span></text:p>
          </table:table-cell>
          <table:table-cell table:style-name="Table3.D2" office:value-type="string">
            <text:p text:style-name="P38">MOV DS, AX</text:p>
          </table:table-cell>
          <table:table-cell table:style-name="Table3.D2" office:value-type="string">
            <text:p text:style-name="P38">8ED8</text:p>
          </table:table-cell>
          <table:table-cell table:style-name="Table3.D2" office:value-type="string">
            <text:p text:style-name="P159">(DS) = 19F5</text:p>
            <text:p text:style-name="P159">(AX) = 1A07</text:p>
          </table:table-cell>
          <table:table-cell table:style-name="Table3.E2" office:value-type="string">
            <text:p text:style-name="P159">(DS) = 1A07</text:p>
            <text:p text:style-name="P159">(AX) = 1A07</text:p>
          </table:table-cell>
        </table:table-row>
        <table:table-row>
          <table:table-cell table:style-name="Table3.D2" office:value-type="string">
            <text:p text:style-name="P136">00<text:span text:style-name="T65">09</text:span></text:p>
          </table:table-cell>
          <table:table-cell table:style-name="Table3.D2" office:value-type="string">
            <text:p text:style-name="P38">MOV AX, 01F4</text:p>
          </table:table-cell>
          <table:table-cell table:style-name="Table3.D2" office:value-type="string">
            <text:p text:style-name="P38">B8F401</text:p>
          </table:table-cell>
          <table:table-cell table:style-name="Table3.D2" office:value-type="string">
            <text:p text:style-name="P159">(AX) = 1A07</text:p>
          </table:table-cell>
          <table:table-cell table:style-name="Table3.E2" office:value-type="string">
            <text:p text:style-name="P159">(AX) = 01F4</text:p>
          </table:table-cell>
        </table:table-row>
        <table:table-row>
          <table:table-cell table:style-name="Table3.D2" office:value-type="string">
            <text:p text:style-name="P137">00<text:span text:style-name="T65">0С</text:span></text:p>
          </table:table-cell>
          <table:table-cell table:style-name="Table3.D2" office:value-type="string">
            <text:p text:style-name="P38">MOV CX, AX</text:p>
          </table:table-cell>
          <table:table-cell table:style-name="Table3.D2" office:value-type="string">
            <text:p text:style-name="P38">8BC8</text:p>
          </table:table-cell>
          <table:table-cell table:style-name="Table3.D2" office:value-type="string">
            <text:p text:style-name="P159">(CX) = 00B0</text:p>
            <text:p text:style-name="P159">(AX) = 01F4</text:p>
          </table:table-cell>
          <table:table-cell table:style-name="Table3.E2" office:value-type="string">
            <text:p text:style-name="P159">(CX) = 01F4</text:p>
            <text:p text:style-name="P159">(AX) = 01F4</text:p>
          </table:table-cell>
        </table:table-row>
        <table:table-row>
          <table:table-cell table:style-name="Table3.D2" office:value-type="string">
            <text:p text:style-name="P137">00<text:span text:style-name="T65">0</text:span><text:span text:style-name="T113">E</text:span></text:p>
          </table:table-cell>
          <table:table-cell table:style-name="Table3.D2" office:value-type="string">
            <text:p text:style-name="P38">MOV BL, 24</text:p>
          </table:table-cell>
          <table:table-cell table:style-name="Table3.D2" office:value-type="string">
            <text:p text:style-name="P38">B324</text:p>
          </table:table-cell>
          <table:table-cell table:style-name="Table3.D2" office:value-type="string">
            <text:p text:style-name="P159">(BX) = 0000</text:p>
          </table:table-cell>
          <table:table-cell table:style-name="Table3.E2" office:value-type="string">
            <text:p text:style-name="P159">(BX) = 0024</text:p>
          </table:table-cell>
        </table:table-row>
        <table:table-row>
          <table:table-cell table:style-name="Table3.D2" office:value-type="string">
            <text:p text:style-name="P138">0010</text:p>
          </table:table-cell>
          <table:table-cell table:style-name="Table3.D2" office:value-type="string">
            <text:p text:style-name="P38">MOV BH, CE</text:p>
          </table:table-cell>
          <table:table-cell table:style-name="Table3.D2" office:value-type="string">
            <text:p text:style-name="P38">B7CE</text:p>
          </table:table-cell>
          <table:table-cell table:style-name="Table3.D2" office:value-type="string">
            <text:p text:style-name="P159">(BX) = 0024</text:p>
          </table:table-cell>
          <table:table-cell table:style-name="Table3.E2" office:value-type="string">
            <text:p text:style-name="P159">(BX) = CE24</text:p>
          </table:table-cell>
        </table:table-row>
        <table:table-row>
          <table:table-cell table:style-name="Table3.D2" office:value-type="string">
            <text:p text:style-name="P138">0012</text:p>
          </table:table-cell>
          <table:table-cell table:style-name="Table3.D2" office:value-type="string">
            <text:p text:style-name="P38">MOV [0002], FFCE</text:p>
          </table:table-cell>
          <table:table-cell table:style-name="Table3.D2" office:value-type="string">
            <text:p text:style-name="P38">C7060200CEFF</text:p>
          </table:table-cell>
          <table:table-cell table:style-name="Table3.D2" office:value-type="string">
            <text:p text:style-name="P159">DS: 0002 = 00</text:p>
            <text:p text:style-name="P159">DS: 0003 = 00</text:p>
          </table:table-cell>
          <table:table-cell table:style-name="Table3.E2" office:value-type="string">
            <text:p text:style-name="P159">DS: 0002 = CE</text:p>
            <text:p text:style-name="P159">DS: 0003 = FF</text:p>
          </table:table-cell>
        </table:table-row>
        <table:table-row>
          <table:table-cell table:style-name="Table3.D2" office:value-type="string">
            <text:p text:style-name="P138">0018</text:p>
          </table:table-cell>
          <table:table-cell table:style-name="Table3.D2" office:value-type="string">
            <text:p text:style-name="P38">MOV BX, 0006</text:p>
          </table:table-cell>
          <table:table-cell table:style-name="Table3.D2" office:value-type="string">
            <text:p text:style-name="P38">BB0600</text:p>
          </table:table-cell>
          <table:table-cell table:style-name="Table3.D2" office:value-type="string">
            <text:p text:style-name="P159">(BX) = CE24</text:p>
          </table:table-cell>
          <table:table-cell table:style-name="Table3.E2" office:value-type="string">
            <text:p text:style-name="P159">(BX) = 0006</text:p>
          </table:table-cell>
        </table:table-row>
        <table:table-row>
          <table:table-cell table:style-name="Table3.D2" office:value-type="string">
            <text:p text:style-name="P138">001B</text:p>
          </table:table-cell>
          <table:table-cell table:style-name="Table3.D2" office:value-type="string">
            <text:p text:style-name="P38">MOV [0000], AX</text:p>
          </table:table-cell>
          <table:table-cell table:style-name="Table3.D2" office:value-type="string">
            <text:p text:style-name="P38">A30000</text:p>
          </table:table-cell>
          <table:table-cell table:style-name="Table3.D2" office:value-type="string">
            <text:p text:style-name="P159">(AX) = 01F4</text:p>
            <text:p text:style-name="P159">DS: 0000 = 00</text:p>
            <text:p text:style-name="P159">DS: 0001 = 00</text:p>
          </table:table-cell>
          <table:table-cell table:style-name="Table3.E2" office:value-type="string">
            <text:p text:style-name="P159">(AX) = 01F4</text:p>
            <text:p text:style-name="P159">DS: 0000 = F4</text:p>
            <text:p text:style-name="P159">DS: 0001 = 01</text:p>
          </table:table-cell>
        </table:table-row>
        <table:table-row>
          <table:table-cell table:style-name="Table3.D2" office:value-type="string">
            <text:p text:style-name="P138">001E</text:p>
          </table:table-cell>
          <table:table-cell table:style-name="Table3.D2" office:value-type="string">
            <text:p text:style-name="P39">MOV AL, [BX]</text:p>
          </table:table-cell>
          <table:table-cell table:style-name="Table3.D2" office:value-type="string">
            <text:p text:style-name="P39">8A07</text:p>
          </table:table-cell>
          <table:table-cell table:style-name="Table3.D2" office:value-type="string">
            <text:p text:style-name="P159">(AX) = 01F4</text:p>
            <text:p text:style-name="P159">(BX) = 0006 </text:p>
            <text:p text:style-name="P144"><text:span text:style-name="T48">DS: 000</text:span><text:span text:style-name="T52">6</text:span><text:span text:style-name="T48"> = 0</text:span><text:span text:style-name="T52">1</text:span></text:p>
          </table:table-cell>
          <table:table-cell table:style-name="Table3.E2" office:value-type="string">
            <text:p text:style-name="P143"><text:span text:style-name="T48">(AX) = 010</text:span><text:span text:style-name="T51">1</text:span></text:p>
            <text:p text:style-name="P159">(BX) = 0006</text:p>
            <text:p text:style-name="P162">DS: 000<text:span text:style-name="T116">6</text:span> = 0<text:span text:style-name="T116">1</text:span></text:p>
          </table:table-cell>
        </table:table-row>
        <text:soft-page-break/>
        <table:table-row table:style-name="Table3.16">
          <table:table-cell table:style-name="Table3.D2" office:value-type="string">
            <text:p text:style-name="P138">0020</text:p>
          </table:table-cell>
          <table:table-cell table:style-name="Table3.D2" office:value-type="string">
            <text:p text:style-name="P39">MOV AL, [BX+03]</text:p>
          </table:table-cell>
          <table:table-cell table:style-name="Table3.D2" office:value-type="string">
            <text:p text:style-name="P39">8A4703</text:p>
          </table:table-cell>
          <table:table-cell table:style-name="Table3.D2" office:value-type="string">
            <text:p text:style-name="P143"><text:span text:style-name="T48">(AX) = 010</text:span><text:span text:style-name="T54">1</text:span></text:p>
            <text:p text:style-name="P159">(BX) = 0006</text:p>
            <text:p text:style-name="P145"><text:span text:style-name="T48">DS: 000</text:span><text:span text:style-name="T53">9</text:span><text:span text:style-name="T48"> = 0</text:span><text:span text:style-name="T54">4</text:span></text:p>
          </table:table-cell>
          <table:table-cell table:style-name="Table3.E2" office:value-type="string">
            <text:p text:style-name="P143"><text:span text:style-name="T48">(AX) = 010</text:span><text:span text:style-name="T54">4</text:span></text:p>
            <text:p text:style-name="P159">(BX) = 0006</text:p>
            <text:p text:style-name="P145"><text:span text:style-name="T48">DS: 000</text:span><text:span text:style-name="T54">9</text:span><text:span text:style-name="T48"> = 0</text:span><text:span text:style-name="T54">4</text:span></text:p>
          </table:table-cell>
        </table:table-row>
        <table:table-row>
          <table:table-cell table:style-name="Table3.D2" office:value-type="string">
            <text:p text:style-name="P138">0023</text:p>
          </table:table-cell>
          <table:table-cell table:style-name="Table3.D2" office:value-type="string">
            <text:p text:style-name="P39">MOV CX, [BX+03]</text:p>
          </table:table-cell>
          <table:table-cell table:style-name="Table3.D2" office:value-type="string">
            <text:p text:style-name="P39">8B4F03</text:p>
          </table:table-cell>
          <table:table-cell table:style-name="Table3.D2" office:value-type="string">
            <text:p text:style-name="P159">(CX) = 01F4</text:p>
            <text:p text:style-name="P163">(BX) = 0006</text:p>
            <text:p text:style-name="P146"><text:span text:style-name="T48">DS: 000</text:span><text:span text:style-name="T53">9</text:span><text:span text:style-name="T48"> = 0</text:span><text:span text:style-name="T54">4</text:span></text:p>
            <text:p text:style-name="P148"><text:span text:style-name="T54">DS: 00</text:span><text:span text:style-name="T57">0A</text:span><text:span text:style-name="T54"> = 0</text:span><text:span text:style-name="T55">8</text:span></text:p>
          </table:table-cell>
          <table:table-cell table:style-name="Table3.E2" office:value-type="string">
            <text:p text:style-name="P147"><text:span text:style-name="T48">(CX) = </text:span><text:span text:style-name="T102">0804</text:span></text:p>
            <text:p text:style-name="P164">(BX) = 0006</text:p>
            <text:p text:style-name="P160">DS: 000<text:span text:style-name="T117">9</text:span> = 0<text:span text:style-name="T118">4</text:span></text:p>
            <text:p text:style-name="P161"><text:span text:style-name="T118">DS: 00</text:span><text:span text:style-name="T121">0A</text:span><text:span text:style-name="T118"> = 0</text:span><text:span text:style-name="T119">8</text:span></text:p>
          </table:table-cell>
        </table:table-row>
        <table:table-row>
          <table:table-cell table:style-name="Table3.D2" office:value-type="string">
            <text:p text:style-name="P138">0026</text:p>
          </table:table-cell>
          <table:table-cell table:style-name="Table3.D2" office:value-type="string">
            <text:p text:style-name="P39">MOV DI, 0002</text:p>
          </table:table-cell>
          <table:table-cell table:style-name="Table3.D2" office:value-type="string">
            <text:p text:style-name="P39">BF0200</text:p>
          </table:table-cell>
          <table:table-cell table:style-name="Table3.D2" office:value-type="string">
            <text:p text:style-name="P47">(DI) = 0000</text:p>
          </table:table-cell>
          <table:table-cell table:style-name="Table3.E2" office:value-type="string">
            <text:p text:style-name="P47">(DI) = 0002</text:p>
          </table:table-cell>
        </table:table-row>
        <table:table-row>
          <table:table-cell table:style-name="Table3.D2" office:value-type="string">
            <text:p text:style-name="P138">0029</text:p>
          </table:table-cell>
          <table:table-cell table:style-name="Table3.D2" office:value-type="string">
            <text:p text:style-name="P39">MOV AL, [000E+DI]</text:p>
          </table:table-cell>
          <table:table-cell table:style-name="Table3.D2" office:value-type="string">
            <text:p text:style-name="P39">8A850E00</text:p>
          </table:table-cell>
          <table:table-cell table:style-name="Table3.D2" office:value-type="string">
            <text:p text:style-name="P149"><text:span text:style-name="T48">(AX) = 010</text:span><text:span text:style-name="T54">1</text:span></text:p>
            <text:p text:style-name="P149"><text:span text:style-name="T48">(</text:span><text:span text:style-name="T56">DI</text:span><text:span text:style-name="T48">) = 000</text:span><text:span text:style-name="T56">2</text:span></text:p>
            <text:p text:style-name="P48">DS: 00<text:span text:style-name="T120">10</text:span> = 0<text:span text:style-name="T122">A</text:span></text:p>
          </table:table-cell>
          <table:table-cell table:style-name="Table3.E2" office:value-type="string">
            <text:p text:style-name="P150"><text:span text:style-name="T48">(AX) = 010</text:span><text:span text:style-name="T58">A</text:span></text:p>
            <text:p text:style-name="P150"><text:span text:style-name="T48">(</text:span><text:span text:style-name="T56">DI</text:span><text:span text:style-name="T48">) = 000</text:span><text:span text:style-name="T56">2</text:span></text:p>
            <text:p text:style-name="P49">DS: 00<text:span text:style-name="T120">10</text:span> = 0<text:span text:style-name="T122">A</text:span></text:p>
          </table:table-cell>
        </table:table-row>
        <table:table-row>
          <table:table-cell table:style-name="Table3.D2" office:value-type="string">
            <text:p text:style-name="P138">002D</text:p>
          </table:table-cell>
          <table:table-cell table:style-name="Table3.D2" office:value-type="string">
            <text:p text:style-name="P39">MOV BX, 0003</text:p>
          </table:table-cell>
          <table:table-cell table:style-name="Table3.D2" office:value-type="string">
            <text:p text:style-name="P39">BB0300</text:p>
          </table:table-cell>
          <table:table-cell table:style-name="Table3.D2" office:value-type="string">
            <text:p text:style-name="P56">(BX) = 0006</text:p>
          </table:table-cell>
          <table:table-cell table:style-name="Table3.E2" office:value-type="string">
            <text:p text:style-name="P105"><text:span text:style-name="T81">(BX) = 000</text:span><text:span text:style-name="T82">3</text:span></text:p>
          </table:table-cell>
        </table:table-row>
        <table:table-row>
          <table:table-cell table:style-name="Table3.D2" office:value-type="string">
            <text:p text:style-name="P138">0030</text:p>
          </table:table-cell>
          <table:table-cell table:style-name="Table3.D2" office:value-type="string">
            <text:p text:style-name="P39">MOV AL, [0016+BX+DI]</text:p>
          </table:table-cell>
          <table:table-cell table:style-name="Table3.D2" office:value-type="string">
            <text:p text:style-name="P39">8A811600</text:p>
          </table:table-cell>
          <table:table-cell table:style-name="Table3.D2" office:value-type="string">
            <text:p text:style-name="P151"><text:span text:style-name="T48">(AX) = 010</text:span><text:span text:style-name="T59">A</text:span></text:p>
            <text:p text:style-name="P121"><text:span text:style-name="T81">(BX) = 000</text:span><text:span text:style-name="T82">3</text:span></text:p>
            <text:p text:style-name="P151"><text:span text:style-name="T48">(</text:span><text:span text:style-name="T56">DI</text:span><text:span text:style-name="T48">) = 000</text:span><text:span text:style-name="T56">2</text:span></text:p>
            <text:p text:style-name="P50">DS: 00<text:span text:style-name="T120">1</text:span><text:span text:style-name="T123">B</text:span> = <text:span text:style-name="T123">FD</text:span></text:p>
          </table:table-cell>
          <table:table-cell table:style-name="Table3.E2" office:value-type="string">
            <text:p text:style-name="P151"><text:span text:style-name="T48">(AX) = 01</text:span><text:span text:style-name="T60">FD</text:span></text:p>
            <text:p text:style-name="P121"><text:span text:style-name="T81">(BX) = 000</text:span><text:span text:style-name="T82">3</text:span></text:p>
            <text:p text:style-name="P151"><text:span text:style-name="T48">(</text:span><text:span text:style-name="T56">DI</text:span><text:span text:style-name="T48">) = 000</text:span><text:span text:style-name="T56">2</text:span></text:p>
            <text:p text:style-name="P51">DS: 00<text:span text:style-name="T120">1</text:span><text:span text:style-name="T123">B</text:span> = <text:span text:style-name="T123">FD</text:span></text:p>
          </table:table-cell>
        </table:table-row>
        <table:table-row>
          <table:table-cell table:style-name="Table3.D2" office:value-type="string">
            <text:p text:style-name="P138">0034</text:p>
          </table:table-cell>
          <table:table-cell table:style-name="Table3.D2" office:value-type="string">
            <text:p text:style-name="P40">MOV AX, 1A07</text:p>
          </table:table-cell>
          <table:table-cell table:style-name="Table3.D2" office:value-type="string">
            <text:p text:style-name="P40">B8071A</text:p>
          </table:table-cell>
          <table:table-cell table:style-name="Table3.D2" office:value-type="string">
            <text:p text:style-name="P52">(AX) = 01<text:span text:style-name="T124">FD</text:span></text:p>
          </table:table-cell>
          <table:table-cell table:style-name="Table3.E2" office:value-type="string">
            <text:p text:style-name="P122"><text:span text:style-name="T48">(AX) = </text:span><text:span text:style-name="T83">1A07</text:span></text:p>
          </table:table-cell>
        </table:table-row>
        <table:table-row>
          <table:table-cell table:style-name="Table3.D2" office:value-type="string">
            <text:p text:style-name="P138">0037</text:p>
          </table:table-cell>
          <table:table-cell table:style-name="Table3.D2" office:value-type="string">
            <text:p text:style-name="P40">MOV ES, AX</text:p>
          </table:table-cell>
          <table:table-cell table:style-name="Table3.D2" office:value-type="string">
            <text:p text:style-name="P40">8EC0</text:p>
          </table:table-cell>
          <table:table-cell table:style-name="Table3.D2" office:value-type="string">
            <text:p text:style-name="P57">(ES) = 19F5</text:p>
            <text:p text:style-name="P57">(AX) = 1A07 </text:p>
          </table:table-cell>
          <table:table-cell table:style-name="Table3.E2" office:value-type="string">
            <text:p text:style-name="P58">(ES) = <text:s/>1A07</text:p>
            <text:p text:style-name="P57">(AX) = 1A07 </text:p>
          </table:table-cell>
        </table:table-row>
        <table:table-row>
          <table:table-cell table:style-name="Table3.D2" office:value-type="string">
            <text:p text:style-name="P138">0039</text:p>
          </table:table-cell>
          <table:table-cell table:style-name="Table3.D2" office:value-type="string">
            <text:p text:style-name="P40">MOV AX, ES:[BX]</text:p>
          </table:table-cell>
          <table:table-cell table:style-name="Table3.D2" office:value-type="string">
            <text:p text:style-name="P40">268B07</text:p>
          </table:table-cell>
          <table:table-cell table:style-name="Table3.D2" office:value-type="string">
            <text:p text:style-name="P152"><text:span text:style-name="T48">(AX) = 010</text:span><text:span text:style-name="T59">A</text:span></text:p>
            <text:p text:style-name="P106"><text:span text:style-name="T81">(</text:span><text:span text:style-name="T84">ES</text:span><text:span text:style-name="T81">) = </text:span><text:span text:style-name="T87">1A07</text:span></text:p>
            <text:p text:style-name="P106"><text:span text:style-name="T85">(</text:span><text:span text:style-name="T84">BX</text:span><text:span text:style-name="T85">) = 000</text:span><text:span text:style-name="T86">3</text:span></text:p>
            <text:p text:style-name="P53"><text:span text:style-name="T125">DS: 00</text:span><text:span text:style-name="T126">03</text:span><text:span text:style-name="T125"> = </text:span><text:span text:style-name="T126">FF</text:span></text:p>
            <text:p text:style-name="P53"><text:span text:style-name="T125">DS: 00</text:span><text:span text:style-name="T126">04</text:span><text:span text:style-name="T125"> = </text:span><text:span text:style-name="T126">00</text:span></text:p>
          </table:table-cell>
          <table:table-cell table:style-name="Table3.E2" office:value-type="string">
            <text:p text:style-name="P156"><text:span text:style-name="T48">(AX) = </text:span><text:span text:style-name="T103">00FF</text:span></text:p>
            <text:p text:style-name="P107"><text:span text:style-name="T81">(</text:span><text:span text:style-name="T84">ES</text:span><text:span text:style-name="T81">) = </text:span><text:span text:style-name="T87">1A07</text:span></text:p>
            <text:p text:style-name="P107"><text:span text:style-name="T85">(</text:span><text:span text:style-name="T84">BX</text:span><text:span text:style-name="T85">) = 000</text:span><text:span text:style-name="T86">3</text:span></text:p>
            <text:p text:style-name="P53"><text:span text:style-name="T125">DS: 00</text:span><text:span text:style-name="T126">03</text:span><text:span text:style-name="T125"> = </text:span><text:span text:style-name="T126">FF</text:span></text:p>
            <text:p text:style-name="P53"><text:span text:style-name="T125">DS: 00</text:span><text:span text:style-name="T126">04</text:span><text:span text:style-name="T125"> = </text:span><text:span text:style-name="T126">00</text:span></text:p>
          </table:table-cell>
        </table:table-row>
        <table:table-row>
          <table:table-cell table:style-name="Table3.D2" office:value-type="string">
            <text:p text:style-name="P138">003C</text:p>
          </table:table-cell>
          <table:table-cell table:style-name="Table3.D2" office:value-type="string">
            <text:p text:style-name="P40">MOV AX, 0000</text:p>
          </table:table-cell>
          <table:table-cell table:style-name="Table3.D2" office:value-type="string">
            <text:p text:style-name="P40">B80000</text:p>
          </table:table-cell>
          <table:table-cell table:style-name="Table3.D2" office:value-type="string">
            <text:p text:style-name="P54">(AX) = <text:span text:style-name="T127">00FF</text:span></text:p>
          </table:table-cell>
          <table:table-cell table:style-name="Table3.E2" office:value-type="string">
            <text:p text:style-name="P54">(AX) = <text:span text:style-name="T127">0000</text:span></text:p>
          </table:table-cell>
        </table:table-row>
        <table:table-row table:style-name="Table3.26">
          <table:table-cell table:style-name="Table3.D2" office:value-type="string">
            <text:p text:style-name="P138">003F</text:p>
          </table:table-cell>
          <table:table-cell table:style-name="Table3.D2" office:value-type="string">
            <text:p text:style-name="P40">MOV ES, AX</text:p>
          </table:table-cell>
          <table:table-cell table:style-name="Table3.D2" office:value-type="string">
            <text:p text:style-name="P40">8EC0</text:p>
          </table:table-cell>
          <table:table-cell table:style-name="Table3.D2" office:value-type="string">
            <text:p text:style-name="P59">(ES) = 1A07</text:p>
            <text:p text:style-name="P55">(AX) = <text:span text:style-name="T127">0000</text:span></text:p>
          </table:table-cell>
          <table:table-cell table:style-name="Table3.E2" office:value-type="string">
            <text:p text:style-name="P108"><text:span text:style-name="T88">(ES) = </text:span><text:span text:style-name="T89">0000</text:span></text:p>
            <text:p text:style-name="P55">(AX) = <text:span text:style-name="T127">0000</text:span></text:p>
          </table:table-cell>
        </table:table-row>
        <text:soft-page-break/>
        <table:table-row table:style-name="Table3.27">
          <table:table-cell table:style-name="Table3.D2" office:value-type="string">
            <text:p text:style-name="P138">0041</text:p>
          </table:table-cell>
          <table:table-cell table:style-name="Table3.D2" office:value-type="string">
            <text:p text:style-name="P41">PUSH DS</text:p>
          </table:table-cell>
          <table:table-cell table:style-name="Table3.D2" office:value-type="string">
            <text:p text:style-name="P41">1E</text:p>
          </table:table-cell>
          <table:table-cell table:style-name="Table3.D2" office:value-type="string">
            <text:p text:style-name="P60">(DS) = 1A07</text:p>
            <text:p text:style-name="P69">(SP) = 0014</text:p>
            <text:p text:style-name="P165">Stack: +0 0000</text:p>
            <text:p text:style-name="P60">Stack: +2 19F5</text:p>
            <text:p text:style-name="P60">Stack: +4 0000</text:p>
          </table:table-cell>
          <table:table-cell table:style-name="Table3.E2" office:value-type="string">
            <text:p text:style-name="P61">(DS) = 1A07</text:p>
            <text:p text:style-name="P69">(SP) = 001<text:span text:style-name="T129">2</text:span></text:p>
            <text:p text:style-name="P153"><text:span text:style-name="T48">Stack: +0 </text:span><text:span text:style-name="T90">1A07</text:span></text:p>
            <text:p text:style-name="P62">Stack: +2 0000</text:p>
            <text:p text:style-name="P62">Stack: +4 19F5</text:p>
          </table:table-cell>
        </table:table-row>
        <table:table-row>
          <table:table-cell table:style-name="Table3.D2" office:value-type="string">
            <text:p text:style-name="P138">0042</text:p>
          </table:table-cell>
          <table:table-cell table:style-name="Table3.D2" office:value-type="string">
            <text:p text:style-name="P41">POP ES</text:p>
          </table:table-cell>
          <table:table-cell table:style-name="Table3.D2" office:value-type="string">
            <text:p text:style-name="P41">07</text:p>
          </table:table-cell>
          <table:table-cell table:style-name="Table3.D2" office:value-type="string">
            <text:p text:style-name="P109"><text:span text:style-name="T90">(</text:span><text:span text:style-name="T91">ES</text:span><text:span text:style-name="T90">) = </text:span><text:span text:style-name="T91">0000</text:span></text:p>
            <text:p text:style-name="P70">(SP) = 001<text:span text:style-name="T129">2</text:span></text:p>
            <text:p text:style-name="P154"><text:span text:style-name="T48">Stack: +0 </text:span><text:span text:style-name="T90">1A07</text:span></text:p>
            <text:p text:style-name="P63">Stack: +2 0000</text:p>
            <text:p text:style-name="P63">Stack: +4 19F5</text:p>
          </table:table-cell>
          <table:table-cell table:style-name="Table3.E2" office:value-type="string">
            <text:p text:style-name="P110">(<text:span text:style-name="T104">ES</text:span>) = 1A07</text:p>
            <text:p text:style-name="P71">(SP) = 0014</text:p>
            <text:p text:style-name="P166">Stack: +0 0000</text:p>
            <text:p text:style-name="P64">Stack: +2 19F5</text:p>
            <text:p text:style-name="P64">Stack: +4 0000</text:p>
          </table:table-cell>
        </table:table-row>
        <table:table-row>
          <table:table-cell table:style-name="Table3.D2" office:value-type="string">
            <text:p text:style-name="P142">0043</text:p>
          </table:table-cell>
          <table:table-cell table:style-name="Table3.D2" office:value-type="string">
            <text:p text:style-name="P41">MOV CX, ES:[BX-01]</text:p>
          </table:table-cell>
          <table:table-cell table:style-name="Table3.D2" office:value-type="string">
            <text:p text:style-name="P41">268B4FFF</text:p>
          </table:table-cell>
          <table:table-cell table:style-name="Table3.D2" office:value-type="string">
            <text:p text:style-name="P74">(CX) = 0804</text:p>
            <text:p text:style-name="P74">(ES) = 1A07</text:p>
            <text:p text:style-name="P74">(BX) = 0003</text:p>
            <text:p text:style-name="P74">DS: 0002 = CE</text:p>
            <text:p text:style-name="P75">DS: 000<text:span text:style-name="T130">3</text:span> = <text:span text:style-name="T130">FF</text:span></text:p>
          </table:table-cell>
          <table:table-cell table:style-name="Table3.E2" office:value-type="string">
            <text:p text:style-name="P111"><text:span text:style-name="T92">(CX) = </text:span><text:span text:style-name="T93">FFCE</text:span></text:p>
            <text:p text:style-name="P74">(ES) = 1A07</text:p>
            <text:p text:style-name="P74">(BX) = 0003</text:p>
            <text:p text:style-name="P74">DS: 0002 = CE</text:p>
            <text:p text:style-name="P75">DS: 000<text:span text:style-name="T130">3</text:span> = <text:span text:style-name="T130">FF</text:span></text:p>
          </table:table-cell>
        </table:table-row>
        <table:table-row>
          <table:table-cell table:style-name="Table3.D2" office:value-type="string">
            <text:p text:style-name="P142">0047</text:p>
          </table:table-cell>
          <table:table-cell table:style-name="Table3.D2" office:value-type="string">
            <text:p text:style-name="P41">XCHG AX, CX</text:p>
          </table:table-cell>
          <table:table-cell table:style-name="Table3.D2" office:value-type="string">
            <text:p text:style-name="P41">91</text:p>
          </table:table-cell>
          <table:table-cell table:style-name="Table3.D2" office:value-type="string">
            <text:p text:style-name="P76">(AX) = 0000</text:p>
            <text:p text:style-name="P76">(CX) = FFCE</text:p>
          </table:table-cell>
          <table:table-cell table:style-name="Table3.E2" office:value-type="string">
            <text:p text:style-name="P76">(AX) = FFCE</text:p>
            <text:p text:style-name="P76">(CX) = 0000</text:p>
          </table:table-cell>
        </table:table-row>
        <table:table-row>
          <table:table-cell table:style-name="Table3.D2" office:value-type="string">
            <text:p text:style-name="P142">0048</text:p>
          </table:table-cell>
          <table:table-cell table:style-name="Table3.D2" office:value-type="string">
            <text:p text:style-name="P41">MOV DI, 0002</text:p>
          </table:table-cell>
          <table:table-cell table:style-name="Table3.D2" office:value-type="string">
            <text:p text:style-name="P41">BF0200</text:p>
          </table:table-cell>
          <table:table-cell table:style-name="Table3.D2" office:value-type="string">
            <text:p text:style-name="P77">(DI) = 0002</text:p>
          </table:table-cell>
          <table:table-cell table:style-name="Table3.E2" office:value-type="string">
            <text:p text:style-name="P77">(DI) = 0002</text:p>
          </table:table-cell>
        </table:table-row>
        <table:table-row>
          <table:table-cell table:style-name="Table3.D2" office:value-type="string">
            <text:p text:style-name="P142">004B</text:p>
          </table:table-cell>
          <table:table-cell table:style-name="Table3.D2" office:value-type="string">
            <text:p text:style-name="P41">MOV ES:[BX+DI], AX</text:p>
          </table:table-cell>
          <table:table-cell table:style-name="Table3.D2" office:value-type="string">
            <text:p text:style-name="P41">268901</text:p>
          </table:table-cell>
          <table:table-cell table:style-name="Table3.D2" office:value-type="string">
            <text:p text:style-name="P78">(ES) = 1A07</text:p>
            <text:p text:style-name="P78">(BX) = 0003</text:p>
            <text:p text:style-name="P78">(DI) = 0002</text:p>
            <text:p text:style-name="P79">(AX) = <text:span text:style-name="T131">FFCE</text:span></text:p>
            <text:p text:style-name="P80">DS: 0005 = 00</text:p>
            <text:p text:style-name="P80">DS: 0006 = 0<text:span text:style-name="T132">1</text:span></text:p>
          </table:table-cell>
          <table:table-cell table:style-name="Table3.E2" office:value-type="string">
            <text:p text:style-name="P78">(ES) = 1A07</text:p>
            <text:p text:style-name="P78">(BX) = 0003</text:p>
            <text:p text:style-name="P78">(DI) = 0002</text:p>
            <text:p text:style-name="P79">(AX) = <text:span text:style-name="T131">FFCE</text:span></text:p>
            <text:p text:style-name="P112"><text:span text:style-name="T94">DS: 0005 = </text:span><text:span text:style-name="T95">CE</text:span></text:p>
            <text:p text:style-name="P112"><text:span text:style-name="T94">DS: 0006 = </text:span><text:span text:style-name="T95">FF</text:span></text:p>
          </table:table-cell>
        </table:table-row>
        <table:table-row>
          <table:table-cell table:style-name="Table3.D2" office:value-type="string">
            <text:p text:style-name="P142">004E</text:p>
          </table:table-cell>
          <table:table-cell table:style-name="Table3.D2" office:value-type="string">
            <text:p text:style-name="P41">MOV BP, SP</text:p>
          </table:table-cell>
          <table:table-cell table:style-name="Table3.D2" office:value-type="string">
            <text:p text:style-name="P41">8BEC</text:p>
          </table:table-cell>
          <table:table-cell table:style-name="Table3.D2" office:value-type="string">
            <text:p text:style-name="P85">(BP) = 0000</text:p>
            <text:p text:style-name="P85">(SP) = 0014</text:p>
          </table:table-cell>
          <table:table-cell table:style-name="Table3.E2" office:value-type="string">
            <text:p text:style-name="P85">(BP) = 0014</text:p>
            <text:p text:style-name="P85">(SP) = 0014</text:p>
          </table:table-cell>
        </table:table-row>
        <table:table-row>
          <table:table-cell table:style-name="Table3.D2" office:value-type="string">
            <text:p text:style-name="P142">0050</text:p>
          </table:table-cell>
          <table:table-cell table:style-name="Table3.D2" office:value-type="string">
            <text:p text:style-name="P41">PUSH [0000]</text:p>
          </table:table-cell>
          <table:table-cell table:style-name="Table3.D2" office:value-type="string">
            <text:p text:style-name="P41">FF360000</text:p>
          </table:table-cell>
          <table:table-cell table:style-name="Table3.D2" office:value-type="string">
            <text:p text:style-name="P113"><text:span text:style-name="T94">DS: </text:span><text:span text:style-name="T96">0000</text:span><text:span text:style-name="T94"> = </text:span><text:span text:style-name="T96">F4</text:span></text:p>
            <text:p text:style-name="P114"><text:span text:style-name="T94">DS: </text:span><text:span text:style-name="T96">0001</text:span><text:span text:style-name="T94"> = </text:span><text:span text:style-name="T96">01</text:span></text:p>
            <text:p text:style-name="P72">(SP) = 0014</text:p>
            <text:p text:style-name="P167">Stack: +0 0000</text:p>
            <text:p text:style-name="P65">Stack: +2 19F5</text:p>
            <text:p text:style-name="P65">Stack: +4 0000</text:p>
          </table:table-cell>
          <table:table-cell table:style-name="Table3.E2" office:value-type="string">
            <text:p text:style-name="P115"><text:span text:style-name="T94">DS: </text:span><text:span text:style-name="T96">0000</text:span><text:span text:style-name="T94"> = </text:span><text:span text:style-name="T96">F4</text:span></text:p>
            <text:p text:style-name="P81">DS: <text:span text:style-name="T134">0001</text:span> = <text:span text:style-name="T134">01</text:span></text:p>
            <text:p text:style-name="P72">(SP) = 001<text:span text:style-name="T133">2</text:span></text:p>
            <text:p text:style-name="P155"><text:span text:style-name="T48">Stack: +0 </text:span><text:span text:style-name="T105">01F4</text:span></text:p>
            <text:p text:style-name="P66">Stack: +2 0000</text:p>
            <text:p text:style-name="P66">Stack: +4 19F5</text:p>
          </table:table-cell>
        </table:table-row>
        <text:soft-page-break/>
        <table:table-row>
          <table:table-cell table:style-name="Table3.D2" office:value-type="string">
            <text:p text:style-name="P142">0054</text:p>
          </table:table-cell>
          <table:table-cell table:style-name="Table3.D2" office:value-type="string">
            <text:p text:style-name="P42">PUSH [0002]</text:p>
          </table:table-cell>
          <table:table-cell table:style-name="Table3.D2" office:value-type="string">
            <text:p text:style-name="P42">FF360200</text:p>
          </table:table-cell>
          <table:table-cell table:style-name="Table3.D2" office:value-type="string">
            <text:p text:style-name="P116"><text:span text:style-name="T94">DS: </text:span><text:span text:style-name="T96">000</text:span><text:span text:style-name="T97">2</text:span><text:span text:style-name="T94"> = </text:span><text:span text:style-name="T98">CE</text:span></text:p>
            <text:p text:style-name="P116"><text:span text:style-name="T94">DS: </text:span><text:span text:style-name="T96">000</text:span><text:span text:style-name="T97">3</text:span><text:span text:style-name="T94"> = </text:span><text:span text:style-name="T98">FF</text:span></text:p>
            <text:p text:style-name="P73">(SP) = 001<text:span text:style-name="T133">2</text:span></text:p>
            <text:p text:style-name="P157"><text:span text:style-name="T48">Stack: +0 </text:span><text:span text:style-name="T105">01F4</text:span></text:p>
            <text:p text:style-name="P67">Stack: +2 0000</text:p>
            <text:p text:style-name="P67">Stack: +4 19F5</text:p>
            <text:p text:style-name="P118"><text:span text:style-name="T90">Stack: +</text:span><text:span text:style-name="T99">6</text:span><text:span text:style-name="T90"> </text:span><text:span text:style-name="T99">0000</text:span></text:p>
          </table:table-cell>
          <table:table-cell table:style-name="Table3.E2" office:value-type="string">
            <text:p text:style-name="P117"><text:span text:style-name="T94">DS: </text:span><text:span text:style-name="T96">000</text:span><text:span text:style-name="T97">2</text:span><text:span text:style-name="T94"> = </text:span><text:span text:style-name="T98">CE</text:span></text:p>
            <text:p text:style-name="P83">DS: <text:span text:style-name="T134">000</text:span><text:span text:style-name="T136">3</text:span> = <text:span text:style-name="T137">FF</text:span></text:p>
            <text:p text:style-name="P73">(SP) = 001<text:span text:style-name="T135">0</text:span></text:p>
            <text:p text:style-name="P87">Stack: +0 FFCE</text:p>
            <text:p text:style-name="P157"><text:span text:style-name="T48">Stack: +</text:span><text:span text:style-name="T61">2</text:span><text:span text:style-name="T48"> </text:span><text:span text:style-name="T105">01F4</text:span></text:p>
            <text:p text:style-name="P67">Stack: +<text:span text:style-name="T138">4</text:span> 0000</text:p>
            <text:p text:style-name="P82"><text:span text:style-name="T128">Stack: +</text:span><text:span text:style-name="T138">6</text:span><text:span text:style-name="T128"> 19F5</text:span></text:p>
          </table:table-cell>
        </table:table-row>
        <table:table-row>
          <table:table-cell table:style-name="Table3.D2" office:value-type="string">
            <text:p text:style-name="P142">0058</text:p>
          </table:table-cell>
          <table:table-cell table:style-name="Table3.D2" office:value-type="string">
            <text:p text:style-name="P42">MOV BP, SP</text:p>
          </table:table-cell>
          <table:table-cell table:style-name="Table3.D2" office:value-type="string">
            <text:p text:style-name="P42">8BEC</text:p>
          </table:table-cell>
          <table:table-cell table:style-name="Table3.D2" office:value-type="string">
            <text:p text:style-name="P86">(BP) = 0014</text:p>
            <text:p text:style-name="P86">(SP) = 001<text:span text:style-name="T139">0</text:span></text:p>
          </table:table-cell>
          <table:table-cell table:style-name="Table3.E2" office:value-type="string">
            <text:p text:style-name="P86">(BP) = 001<text:span text:style-name="T139">0</text:span></text:p>
            <text:p text:style-name="P86">(SP) = 001<text:span text:style-name="T139">0</text:span></text:p>
          </table:table-cell>
        </table:table-row>
        <table:table-row>
          <table:table-cell table:style-name="Table3.D2" office:value-type="string">
            <text:p text:style-name="P142">005A</text:p>
          </table:table-cell>
          <table:table-cell table:style-name="Table3.D2" office:value-type="string">
            <text:p text:style-name="P42">MOV DX, [BP+02]</text:p>
          </table:table-cell>
          <table:table-cell table:style-name="Table3.D2" office:value-type="string">
            <text:p text:style-name="P42">8B5602</text:p>
          </table:table-cell>
          <table:table-cell table:style-name="Table3.D2" office:value-type="string">
            <text:p text:style-name="P119"><text:span text:style-name="T100">(DX) = </text:span><text:span text:style-name="T101">01F4</text:span></text:p>
            <text:p text:style-name="P91">(BP) = 0010</text:p>
            <text:p text:style-name="P95">(SP) = 0010</text:p>
            <text:p text:style-name="P88">Stack: +0 FFCE</text:p>
            <text:p text:style-name="P93"><text:span text:style-name="T140">Stack: +</text:span><text:span text:style-name="T138">2</text:span><text:span text:style-name="T140"> </text:span><text:span text:style-name="T141">01F4</text:span></text:p>
          </table:table-cell>
          <table:table-cell table:style-name="Table3.E2" office:value-type="string">
            <text:p text:style-name="P120"><text:span text:style-name="T100">(DX) = </text:span><text:span text:style-name="T105">01F4</text:span></text:p>
            <text:p text:style-name="P92">(BP) = 0010</text:p>
            <text:p text:style-name="P96">(SP) = 0010</text:p>
            <text:p text:style-name="P89">Stack: +0 FFCE</text:p>
            <text:p text:style-name="P94">Stack: +<text:span text:style-name="T138">2</text:span> <text:span text:style-name="T141">01F4</text:span></text:p>
          </table:table-cell>
        </table:table-row>
        <table:table-row>
          <table:table-cell table:style-name="Table3.D2" office:value-type="string">
            <text:p text:style-name="P142">005D</text:p>
          </table:table-cell>
          <table:table-cell table:style-name="Table3.D2" office:value-type="string">
            <text:p text:style-name="P42">RET FAR 0002</text:p>
          </table:table-cell>
          <table:table-cell table:style-name="Table3.D2" office:value-type="string">
            <text:p text:style-name="P42">CA0200</text:p>
          </table:table-cell>
          <table:table-cell table:style-name="Table3.D2" office:value-type="string">
            <text:p text:style-name="P97">(SP) = 001<text:span text:style-name="T142">0</text:span></text:p>
            <text:p text:style-name="P99">(CS) = 1A0A</text:p>
            <text:p text:style-name="P90">Stack: +0 FFCE</text:p>
            <text:p text:style-name="P158"><text:span text:style-name="T48">Stack: +</text:span><text:span text:style-name="T61">2</text:span><text:span text:style-name="T48"> </text:span><text:span text:style-name="T105">01F4</text:span></text:p>
            <text:p text:style-name="P68">Stack: +<text:span text:style-name="T138">4</text:span> 0000</text:p>
            <text:p text:style-name="P84"><text:span text:style-name="T128">Stack: +</text:span><text:span text:style-name="T138">6</text:span><text:span text:style-name="T128"> 19F5</text:span></text:p>
          </table:table-cell>
          <table:table-cell table:style-name="Table3.E2" office:value-type="string">
            <text:p text:style-name="P98">(SP) = 0016</text:p>
            <text:p text:style-name="P99">(CS) = 01F4</text:p>
            <text:p text:style-name="P90">Stack: +0 <text:span text:style-name="T128">19F5</text:span></text:p>
            <text:p text:style-name="P158"><text:span text:style-name="T48">Stack: +</text:span><text:span text:style-name="T61">2</text:span><text:span text:style-name="T48"> </text:span><text:span text:style-name="T90">0000</text:span></text:p>
            <text:p text:style-name="P68">Stack: +<text:span text:style-name="T138">4</text:span> 0000</text:p>
            <text:p text:style-name="P84"><text:span text:style-name="T128">Stack: +</text:span><text:span text:style-name="T138">6</text:span><text:span text:style-name="T128"> 0000</text:span></text:p>
          </table:table-cell>
        </table:table-row>
      </table:table>
      <text:p text:style-name="P28"/>
      <text:p text:style-name="P35"/>
      <text:p text:style-name="P17">Выводы.</text:p>
      <text:p text:style-name="P26"><text:span text:style-name="T72">Были исправлены</text:span><text:span text:style-name="T71"> ошибки в программе на языке программирования Ассемблер</text:span><text:span text:style-name="Название_20_книги"><text:span text:style-name="T44"> </text:span></text:span><text:span text:style-name="Название_20_книги"><text:span text:style-name="T46">и </text:span></text:span><text:span text:style-name="Название_20_книги"><text:span text:style-name="T47">были </text:span></text:span><text:span text:style-name="Название_20_книги"><text:span text:style-name="T46">п</text:span></text:span><text:span text:style-name="Название_20_книги"><text:span text:style-name="T45">римен</text:span></text:span><text:span text:style-name="Название_20_книги"><text:span text:style-name="T47">ены</text:span></text:span><text:span text:style-name="Название_20_книги"><text:span text:style-name="T45"> на практике знания о </text:span></text:span><text:span text:style-name="Название_20_книги"><text:span text:style-name="T46">режимах адресации и формировании исполнительного адреса в языке программирования Ассемблер.</text:span></text:span></text:p>
      <text:p text:style-name="P126"><text:span text:style-name="Название_20_книги"><text:span text:style-name="T2"/></text:span></text:p>
      <text:p text:style-name="P130"><text:span text:style-name="Название_20_книги"><text:span text:style-name="T106">ПРИЛОЖЕНИЕ А</text:span></text:span></text:p>
      <text:p text:style-name="P124"><text:span text:style-name="Название_20_книги"><text:span text:style-name="T77">ИСХОДНЫЙ КОД ПРОГРАММЫ</text:span></text:span></text:p>
      <text:p text:style-name="P124"><text:span text:style-name="Название_20_книги"><text:span text:style-name="T77"/></text:span></text:p>
      <text:p text:style-name="P127"><text:span text:style-name="T67">Название файла:</text:span><text:span text:style-name="T68"> </text:span><text:span text:style-name="T70">lab2</text:span><text:span text:style-name="T69">.asm</text:span></text:p>
      <text:p text:style-name="P24"/>
      <text:p text:style-name="P32">; Программа изучения режимов адресации процессора IntelX86</text:p>
      <text:p text:style-name="P32">EOL EQU '$'</text:p>
      <text:p text:style-name="P32">ind <text:s/>EQU <text:s text:c="2"/>2</text:p>
      <text:p text:style-name="P32">n1 <text:s text:c="2"/>EQU <text:s/>500</text:p>
      <text:p text:style-name="P32">n2 <text:s text:c="2"/>EQU <text:s/>-50</text:p>
      <text:p text:style-name="P32"/>
      <text:p text:style-name="P32">; Стек <text:s/>программы</text:p>
      <text:p text:style-name="P32">AStack SEGMENT <text:s/>STACK</text:p>
      <text:p text:style-name="P32"><text:s text:c="4"/>DW 12 DUP(?)</text:p>
      <text:p text:style-name="P32">AStack <text:s/>ENDS</text:p>
      <text:p text:style-name="P32">;Данные программы</text:p>
      <text:p text:style-name="P32">DATA <text:s text:c="5"/>SEGMENT</text:p>
      <text:p text:style-name="P32">;Директивы описания данных</text:p>
      <text:p text:style-name="P32">mem1 <text:s text:c="5"/>DW <text:s text:c="3"/>0</text:p>
      <text:p text:style-name="P32">mem2 <text:s text:c="5"/>DW <text:s text:c="3"/>0</text:p>
      <text:p text:style-name="P32">mem3 <text:s text:c="5"/>DW <text:s text:c="3"/>0</text:p>
      <text:p text:style-name="P32">vec1 <text:s text:c="5"/>DB <text:s text:c="3"/>1,2,3,4,8,7,6,5</text:p>
      <text:p text:style-name="P32">vec2 <text:s text:c="5"/>DB <text:s text:c="3"/>-10,-20,10,20,-30,-40,30,40</text:p>
      <text:p text:style-name="P32">matr <text:s text:c="5"/>DB <text:s text:c="3"/>1,2,3,4,-4,-3,-2,-1,5,6,7,8,-8,-7,-6,-5</text:p>
      <text:p text:style-name="P32">DATA <text:s text:c="5"/>ENDS</text:p>
      <text:p text:style-name="P32"/>
      <text:p text:style-name="P32">; Код программы</text:p>
      <text:p text:style-name="P32">CODE <text:s text:c="5"/>SEGMENT</text:p>
      <text:p text:style-name="P32"><text:s text:c="6"/>ASSUME CS:CODE, DS:DATA, SS:AStack</text:p>
      <text:p text:style-name="P32"/>
      <text:p text:style-name="P32">; Головная процедура</text:p>
      <text:p text:style-name="P32">Main <text:s text:c="5"/>PROC <text:s/>FAR</text:p>
      <text:p text:style-name="P32"><text:s text:c="6"/>push <text:s/>DS</text:p>
      <text:p text:style-name="P32"><text:s text:c="6"/>sub <text:s text:c="2"/>AX,AX</text:p>
      <text:p text:style-name="P32"><text:s text:c="6"/>push <text:s/>AX</text:p>
      <text:p text:style-name="P32"><text:s text:c="6"/>mov <text:s text:c="2"/>AX,DATA</text:p>
      <text:p text:style-name="P32"><text:s text:c="6"/>mov <text:s text:c="2"/>DS,AX</text:p>
      <text:p text:style-name="P32"/>
      <text:p text:style-name="P32">; <text:s/>ПРОВЕРКА РЕЖИМОВ АДРЕСАЦИИ НА УРОВНЕ СМЕЩЕНИЙ</text:p>
      <text:p text:style-name="P32">; <text:s/>Регистровая адресация</text:p>
      <text:p text:style-name="P32"><text:soft-page-break/><text:s text:c="8"/>mov <text:s/>ax,n1</text:p>
      <text:p text:style-name="P32"><text:s text:c="8"/>mov <text:s/>cx,ax</text:p>
      <text:p text:style-name="P32"><text:s text:c="8"/>mov <text:s/>bl,EOL</text:p>
      <text:p text:style-name="P32"><text:s text:c="8"/>mov <text:s/>bh,n2</text:p>
      <text:p text:style-name="P32">; <text:s/>Прямая <text:s text:c="2"/>адресация</text:p>
      <text:p text:style-name="P32"><text:s text:c="8"/>mov <text:s/>mem2,n2</text:p>
      <text:p text:style-name="P32"><text:s text:c="8"/>mov <text:s/>bx,OFFSET vec1</text:p>
      <text:p text:style-name="P32"><text:s text:c="8"/>mov <text:s/>mem1,ax</text:p>
      <text:p text:style-name="P32">; <text:s/>Косвенная адресация</text:p>
      <text:p text:style-name="P32"><text:s text:c="8"/>mov <text:s/>al,[bx]</text:p>
      <text:p text:style-name="P32"><text:s text:c="8"/>mov <text:s/>mem3,[bx]</text:p>
      <text:p text:style-name="P32">; <text:s/>Базированная адресация</text:p>
      <text:p text:style-name="P32"><text:s text:c="8"/>mov <text:s/>al,[bx]+3</text:p>
      <text:p text:style-name="P32"><text:s text:c="8"/>mov <text:s/>cx,3[bx]</text:p>
      <text:p text:style-name="P32">; <text:s/>Индексная адресация</text:p>
      <text:p text:style-name="P32"><text:s text:c="8"/>mov <text:s/>di,ind</text:p>
      <text:p text:style-name="P32"><text:s text:c="8"/>mov <text:s/>al,vec2[di]</text:p>
      <text:p text:style-name="P32"><text:s text:c="8"/>mov <text:s/>cx,vec2[di]</text:p>
      <text:p text:style-name="P32">; <text:s/>Адресация с базированием и индексированием</text:p>
      <text:p text:style-name="P32"><text:s text:c="8"/>mov <text:s/>bx,3</text:p>
      <text:p text:style-name="P32"><text:s text:c="8"/>mov <text:s/>al,matr[bx][di]</text:p>
      <text:p text:style-name="P32"><text:s text:c="8"/>mov <text:s/>cx,matr[bx][di]</text:p>
      <text:p text:style-name="P32"><text:s text:c="8"/>mov <text:s/>ax,matr[bx*4][di]</text:p>
      <text:p text:style-name="P32"/>
      <text:p text:style-name="P32">; <text:s/>ПРОВЕРКА РЕЖИМОВ АДРЕСАЦИИ С УЧЕТОМ СЕГМЕНТОВ</text:p>
      <text:p text:style-name="P32">; <text:s/>Переопределение сегмента</text:p>
      <text:p text:style-name="P32">; <text:s/>------ вариант 1</text:p>
      <text:p text:style-name="P32"><text:s text:c="8"/>mov <text:s/>ax, SEG vec2</text:p>
      <text:p text:style-name="P32"><text:s text:c="8"/>mov <text:s/>es, ax</text:p>
      <text:p text:style-name="P32"><text:s text:c="8"/>mov <text:s/>ax, es:[bx]</text:p>
      <text:p text:style-name="P32"><text:s text:c="8"/>mov <text:s/>ax, 0</text:p>
      <text:p text:style-name="P32">; <text:s/>------ вариант 2</text:p>
      <text:p text:style-name="P32"><text:s text:c="8"/>mov <text:s/>es, ax</text:p>
      <text:p text:style-name="P32"><text:s text:c="8"/>push ds</text:p>
      <text:p text:style-name="P32"><text:s text:c="8"/>pop <text:s/>es</text:p>
      <text:p text:style-name="P32"><text:s text:c="8"/>mov <text:s/>cx, es:[bx-1]</text:p>
      <text:p text:style-name="P32"><text:s text:c="8"/>xchg cx,ax</text:p>
      <text:p text:style-name="P32">; <text:s/>------ вариант 3</text:p>
      <text:p text:style-name="P32"><text:s text:c="8"/>mov <text:s/>di,ind</text:p>
      <text:p text:style-name="P32"><text:s text:c="8"/>mov <text:s/>es:[bx+di],ax</text:p>
      <text:p text:style-name="P32">; <text:s/>------ вариант 4</text:p>
      <text:p text:style-name="P32"><text:s text:c="8"/>mov <text:s/>bp,sp</text:p>
      <text:p text:style-name="P32"><text:soft-page-break/><text:s text:c="8"/>mov <text:s/>ax,matr[bp+bx]</text:p>
      <text:p text:style-name="P32"><text:s text:c="8"/>mov <text:s/>ax,matr[bp+di+si]</text:p>
      <text:p text:style-name="P32">; <text:s/>Использование сегмента стека</text:p>
      <text:p text:style-name="P32"><text:s text:c="8"/>push <text:s/>mem1</text:p>
      <text:p text:style-name="P32"><text:s text:c="8"/>push <text:s/>mem2</text:p>
      <text:p text:style-name="P32"><text:s text:c="8"/>mov <text:s text:c="2"/>bp,sp</text:p>
      <text:p text:style-name="P32"><text:s text:c="8"/>mov <text:s text:c="2"/>dx,[bp]+2</text:p>
      <text:p text:style-name="P32"><text:s text:c="8"/>ret <text:s text:c="2"/>2</text:p>
      <text:p text:style-name="P32">Main <text:s text:c="5"/>ENDP</text:p>
      <text:p text:style-name="P32">CODE <text:s text:c="5"/>ENDS</text:p>
      <text:p text:style-name="P32">END Main</text:p>
      <text:p text:style-name="P131"><text:span text:style-name="Название_20_книги"><text:span text:style-name="T106">ПРИЛОЖЕНИЕ </text:span></text:span><text:span text:style-name="Название_20_книги"><text:span text:style-name="T107">Б</text:span></text:span></text:p>
      <text:p text:style-name="P129"><text:span text:style-name="Название_20_книги"><text:span text:style-name="T111">ЛИСТИНГ </text:span></text:span><text:span text:style-name="Название_20_книги"><text:span text:style-name="T143">И ИСПРАВЛЕННЫЙ КОД ПРОГРАММЫ</text:span></text:span></text:p>
      <text:p text:style-name="P128"><text:span text:style-name="Название_20_книги"><text:span text:style-name="T64"/></text:span></text:p>
      <text:p text:style-name="P125"><text:span text:style-name="T17">Название файла:</text:span><text:span text:style-name="T18"> </text:span><text:span text:style-name="T21">lab</text:span><text:span text:style-name="T23">2</text:span><text:span text:style-name="T18">.</text:span><text:span text:style-name="T37">LST</text:span></text:p>
      <text:p text:style-name="P23"/>
      <text:p text:style-name="P31"><text:span text:style-name="Название_20_книги"><text:span text:style-name="T112">#Microsoft (R) Macro Assembler Version 5.10 <text:s text:c="17"/>10/7/20 21:42:22</text:span></text:span></text:p>
      <text:p text:style-name="P31"><text:span text:style-name="Название_20_книги"><text:span text:style-name="T112"><text:s text:c="61"/>Page <text:s text:c="4"/>1-1</text:span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><text:tab/><text:tab/><text:tab/><text:tab/>; Программа изучения режи�</text:span></text:span></text:p>
      <text:p text:style-name="P31"><text:span text:style-name="Название_20_книги"><text:span text:style-name="T112"><text:tab/><text:tab/><text:tab/><text:tab/>�ов адресации процессора</text:span></text:span></text:p>
      <text:p text:style-name="P31"><text:span text:style-name="Название_20_книги"><text:span text:style-name="T112"><text:s/>= 0024<text:tab/><text:tab/><text:tab/><text:tab/>EOL <text:s/>EQU <text:s/>'$'</text:span></text:span></text:p>
      <text:p text:style-name="P31"><text:span text:style-name="Название_20_книги"><text:span text:style-name="T112"><text:s/>= 0002<text:tab/><text:tab/><text:tab/><text:tab/>ind <text:s/>EQU <text:s text:c="2"/>2</text:span></text:span></text:p>
      <text:p text:style-name="P31"><text:span text:style-name="Название_20_книги"><text:span text:style-name="T112"><text:s/>= 01F4<text:tab/><text:tab/><text:tab/><text:tab/>n1 <text:s text:c="2"/>EQU <text:s/>500</text:span></text:span></text:p>
      <text:p text:style-name="P31"><text:span text:style-name="Название_20_книги"><text:span text:style-name="T112"><text:s/>=-0032<text:tab/><text:tab/><text:tab/><text:tab/>n2 <text:s text:c="2"/>EQU <text:s/>-50</text:span></text:span></text:p>
      <text:p text:style-name="P31"><text:span text:style-name="Название_20_книги"><text:span text:style-name="T112"><text:tab/><text:tab/><text:tab/><text:tab/></text:span></text:span></text:p>
      <text:p text:style-name="P31"><text:span text:style-name="Название_20_книги"><text:span text:style-name="T112"><text:tab/><text:tab/><text:tab/><text:tab/>; Стек <text:s/>программы</text:span></text:span></text:p>
      <text:p text:style-name="P31"><text:span text:style-name="Название_20_книги"><text:span text:style-name="T112"><text:s/>0000<text:tab/><text:tab/><text:tab/><text:tab/>AStack SEGMENT <text:s/>STACK</text:span></text:span></text:p>
      <text:p text:style-name="P31"><text:span text:style-name="Название_20_книги"><text:span text:style-name="T112"><text:s/>0000 <text:s/>000C[<text:tab/><text:tab/><text:tab/> <text:s text:c="3"/>DW 12 DUP(?)</text:span></text:span></text:p>
      <text:p text:style-name="P31"><text:span text:style-name="Название_20_книги"><text:span text:style-name="T112"><text:tab/> <text:s text:c="2"/>????<text:tab/><text:tab/><text:tab/></text:span></text:span></text:p>
      <text:p text:style-name="P31"><text:span text:style-name="Название_20_книги"><text:span text:style-name="T112"><text:tab/><text:tab/><text:tab/> ]<text:tab/></text:span></text:span></text:p>
      <text:p text:style-name="P31"><text:span text:style-name="Название_20_книги"><text:span text:style-name="T112"><text:tab/><text:tab/><text:tab/><text:tab/></text:span></text:span></text:p>
      <text:p text:style-name="P31"><text:span text:style-name="Название_20_книги"><text:span text:style-name="T112"><text:s/>0018<text:tab/><text:tab/><text:tab/><text:tab/>AStack <text:s/>ENDS</text:span></text:span></text:p>
      <text:p text:style-name="P31"><text:span text:style-name="Название_20_книги"><text:span text:style-name="T112"><text:tab/><text:tab/><text:tab/><text:tab/></text:span></text:span></text:p>
      <text:p text:style-name="P31"><text:span text:style-name="Название_20_книги"><text:span text:style-name="T112"><text:tab/><text:tab/><text:tab/><text:tab/>;Данные программы</text:span></text:span></text:p>
      <text:p text:style-name="P31"><text:span text:style-name="Название_20_книги"><text:span text:style-name="T112"><text:s/>0000<text:tab/><text:tab/><text:tab/><text:tab/>DATA <text:s text:c="5"/>SEGMENT</text:span></text:span></text:p>
      <text:p text:style-name="P31"><text:span text:style-name="Название_20_книги"><text:span text:style-name="T112"><text:tab/><text:tab/><text:tab/><text:tab/></text:span></text:span></text:p>
      <text:p text:style-name="P31"><text:span text:style-name="Название_20_книги"><text:span text:style-name="T112"><text:tab/><text:tab/><text:tab/><text:tab/>;Директивы описания данны</text:span></text:span></text:p>
      <text:p text:style-name="P31"><text:span text:style-name="Название_20_книги"><text:span text:style-name="T112"><text:tab/><text:tab/><text:tab/><text:tab/>х</text:span></text:span></text:p>
      <text:p text:style-name="P31"><text:span text:style-name="Название_20_книги"><text:span text:style-name="T112"><text:s/>0000 <text:s/>0000<text:tab/><text:tab/><text:tab/>mem1 <text:s text:c="5"/>DW <text:s text:c="3"/>0</text:span></text:span></text:p>
      <text:p text:style-name="P31"><text:span text:style-name="Название_20_книги"><text:span text:style-name="T112"><text:s/>0002 <text:s/>0000<text:tab/><text:tab/><text:tab/>mem2 <text:s text:c="5"/>DW <text:s text:c="3"/>0</text:span></text:span></text:p>
      <text:p text:style-name="P31"><text:span text:style-name="Название_20_книги"><text:span text:style-name="T112"><text:s/>0004 <text:s/>0000<text:tab/><text:tab/><text:tab/>mem3 <text:s text:c="5"/>DW <text:s text:c="3"/>0</text:span></text:span></text:p>
      <text:p text:style-name="P31"><text:span text:style-name="Название_20_книги"><text:span text:style-name="T112"><text:s/>0006 <text:s/>01 02 03 04 08 07<text:tab/>vec1 <text:s text:c="5"/>DB <text:s text:c="3"/>1,2,3,4,8,7,6,5</text:span></text:span></text:p>
      <text:p text:style-name="P31"><text:span text:style-name="Название_20_книги"><text:span text:style-name="T112"><text:s text:c="7"/>06 05<text:tab/><text:tab/><text:tab/></text:span></text:span></text:p>
      <text:p text:style-name="P31"><text:span text:style-name="Название_20_книги"><text:span text:style-name="T112"><text:s/>000E <text:s/>F6 EC 0A 14 E2 D8<text:tab/>vec2 <text:s text:c="5"/>DB <text:s text:c="3"/>-10,-20,10,20,-30,-40,30,40</text:span></text:span></text:p>
      <text:p text:style-name="P31"><text:span text:style-name="Название_20_книги"><text:span text:style-name="T112"><text:s text:c="7"/>1E 28<text:tab/><text:tab/><text:tab/></text:span></text:span></text:p>
      <text:p text:style-name="P31"><text:soft-page-break/><text:span text:style-name="Название_20_книги"><text:span text:style-name="T112"><text:s/>0016 <text:s/>01 02 03 04 FC FD<text:tab/>matr <text:s text:c="5"/>DB <text:s text:c="3"/>1,2,3,4,-4,-3,-2,-1,5,6,7,8,-8,</text:span></text:span></text:p>
      <text:p text:style-name="P31"><text:span text:style-name="Название_20_книги"><text:span text:style-name="T112"><text:tab/><text:tab/><text:tab/><text:tab/>-7,-6,-5</text:span></text:span></text:p>
      <text:p text:style-name="P31"><text:span text:style-name="Название_20_книги"><text:span text:style-name="T112"><text:s text:c="7"/>FE FF 05 06 07 08<text:tab/></text:span></text:span></text:p>
      <text:p text:style-name="P31"><text:span text:style-name="Название_20_книги"><text:span text:style-name="T112"><text:s text:c="7"/>F8 F9 FA FB<text:tab/><text:tab/></text:span></text:span></text:p>
      <text:p text:style-name="P31"><text:span text:style-name="Название_20_книги"><text:span text:style-name="T112"><text:s/>0026<text:tab/><text:tab/><text:tab/><text:tab/>DATA <text:s text:c="5"/>ENDS</text:span></text:span></text:p>
      <text:p text:style-name="P31"><text:span text:style-name="Название_20_книги"><text:span text:style-name="T112"><text:tab/><text:tab/><text:tab/><text:tab/></text:span></text:span></text:p>
      <text:p text:style-name="P31"><text:span text:style-name="Название_20_книги"><text:span text:style-name="T112"><text:tab/><text:tab/><text:tab/><text:tab/>; Код программы</text:span></text:span></text:p>
      <text:p text:style-name="P31"><text:span text:style-name="Название_20_книги"><text:span text:style-name="T112"><text:s/>0000<text:tab/><text:tab/><text:tab/><text:tab/>CODE <text:s text:c="5"/>SEGMENT</text:span></text:span></text:p>
      <text:p text:style-name="P31"><text:span text:style-name="Название_20_книги"><text:span text:style-name="T112"><text:tab/><text:tab/><text:tab/><text:tab/> <text:s text:c="5"/>ASSUME CS:CODE, DS:DATA, SS:AStack</text:span></text:span></text:p>
      <text:p text:style-name="P31"><text:span text:style-name="Название_20_книги"><text:span text:style-name="T112"><text:tab/><text:tab/><text:tab/><text:tab/></text:span></text:span></text:p>
      <text:p text:style-name="P31"><text:span text:style-name="Название_20_книги"><text:span text:style-name="T112"><text:tab/><text:tab/><text:tab/><text:tab/>; Головная процедура</text:span></text:span></text:p>
      <text:p text:style-name="P31"><text:span text:style-name="Название_20_книги"><text:span text:style-name="T112"><text:s/>0000<text:tab/><text:tab/><text:tab/><text:tab/>Main <text:s text:c="5"/>PROC <text:s/>FAR</text:span></text:span></text:p>
      <text:p text:style-name="P31"><text:span text:style-name="Название_20_книги"><text:span text:style-name="T112"><text:s/>0000 <text:s/>1E<text:tab/><text:tab/><text:tab/> <text:s text:c="5"/>push <text:s/>DS</text:span></text:span></text:p>
      <text:p text:style-name="P31"><text:span text:style-name="Название_20_книги"><text:span text:style-name="T112"><text:s/>0001 <text:s/>2B C0<text:tab/><text:tab/><text:tab/> <text:s text:c="5"/>sub <text:s text:c="2"/>AX,AX</text:span></text:span></text:p>
      <text:p text:style-name="P31"><text:span text:style-name="Название_20_книги"><text:span text:style-name="T112"><text:s/>0003 <text:s/>50<text:tab/><text:tab/><text:tab/> <text:s text:c="5"/>push <text:s/>AX</text:span></text:span></text:p>
      <text:p text:style-name="P31"><text:span text:style-name="Название_20_книги"><text:span text:style-name="T112"><text:s/>0004 <text:s/>B8 ---- R<text:tab/><text:tab/> <text:s text:c="5"/>mov <text:s text:c="2"/>AX,DATA</text:span></text:span></text:p>
      <text:p text:style-name="P31"><text:span text:style-name="Название_20_книги"><text:span text:style-name="T112"><text:s/>0007 <text:s/>8E D8<text:tab/><text:tab/><text:tab/> <text:s text:c="5"/>mov <text:s text:c="2"/>DS,AX</text:span></text:span></text:p>
      <text:p text:style-name="P31"><text:span text:style-name="Название_20_книги"><text:span text:style-name="T112"><text:tab/><text:tab/><text:tab/><text:tab/></text:span></text:span></text:p>
      <text:p text:style-name="P31"><text:span text:style-name="Название_20_книги"><text:span text:style-name="T112"><text:tab/><text:tab/><text:tab/><text:tab/>; <text:s/>ПРОВЕРКА РЕЖИМОВ АДРЕСА</text:span></text:span></text:p>
      <text:p text:style-name="P31"><text:span text:style-name="Название_20_книги"><text:span text:style-name="T112"><text:tab/><text:tab/><text:tab/><text:tab/>ЦИИ НА УРОВНЕ СМЕЩЕНИЙ</text:span></text:span></text:p>
      <text:p text:style-name="P31"><text:span text:style-name="Название_20_книги"><text:span text:style-name="T112"><text:tab/><text:tab/><text:tab/><text:tab/>; <text:s/>Регистровая адресация</text:span></text:span></text:p>
      <text:p text:style-name="P31"><text:span text:style-name="Название_20_книги"><text:span text:style-name="T112"><text:s/>0009 <text:s/>B8 01F4<text:tab/><text:tab/><text:tab/> <text:s text:c="7"/>mov <text:s/>ax,n1</text:span></text:span></text:p>
      <text:p text:style-name="P31"><text:span text:style-name="Название_20_книги"><text:span text:style-name="T112"><text:s/>000C <text:s/>8B C8<text:tab/><text:tab/><text:tab/> <text:s text:c="7"/>mov <text:s/>cx,ax</text:span></text:span></text:p>
      <text:p text:style-name="P31"><text:span text:style-name="Название_20_книги"><text:span text:style-name="T112"><text:s/>000E <text:s/>B3 24<text:tab/><text:tab/><text:tab/> <text:s text:c="7"/>mov <text:s/>bl,EOL</text:span></text:span></text:p>
      <text:p text:style-name="P31"><text:span text:style-name="Название_20_книги"><text:span text:style-name="T112"><text:s/>0010 <text:s/>B7 CE<text:tab/><text:tab/><text:tab/> <text:s text:c="7"/>mov <text:s/>bh,n2</text:span></text:span></text:p>
      <text:p text:style-name="P31"><text:span text:style-name="Название_20_книги"><text:span text:style-name="T112"><text:tab/><text:tab/><text:tab/><text:tab/></text:span></text:span></text:p>
      <text:p text:style-name="P31"><text:span text:style-name="Название_20_книги"><text:span text:style-name="T112"><text:tab/><text:tab/><text:tab/><text:tab/>; <text:s/>Прямая <text:s text:c="2"/>адресация</text:span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>#Microsoft (R) Macro Assembler Version 5.10 <text:s text:c="17"/>10/7/20 21:42:22</text:span></text:span></text:p>
      <text:p text:style-name="P31"><text:span text:style-name="Название_20_книги"><text:span text:style-name="T112"><text:s text:c="61"/>Page <text:s text:c="4"/>1-2</text:span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><text:s/>0012 <text:s/>C7 06 0002 R FFCE<text:tab/> <text:s text:c="7"/>mov <text:s/>mem2,n2</text:span></text:span></text:p>
      <text:p text:style-name="P31"><text:span text:style-name="Название_20_книги"><text:span text:style-name="T112"><text:s/>0018 <text:s/>BB 0006 R<text:tab/><text:tab/> <text:s text:c="7"/>mov <text:s/>bx,OFFSET vec1</text:span></text:span></text:p>
      <text:p text:style-name="P31"><text:span text:style-name="Название_20_книги"><text:span text:style-name="T112"><text:s/>001B <text:s/>A3 0000 R<text:tab/><text:tab/> <text:s text:c="7"/>mov <text:s/>mem1,ax</text:span></text:span></text:p>
      <text:p text:style-name="P31"><text:span text:style-name="Название_20_книги"><text:span text:style-name="T112"><text:tab/><text:tab/><text:tab/><text:tab/></text:span></text:span></text:p>
      <text:p text:style-name="P31"><text:span text:style-name="Название_20_книги"><text:span text:style-name="T112"><text:tab/><text:tab/><text:tab/><text:tab/>; <text:s/>Косвенная адресация</text:span></text:span></text:p>
      <text:p text:style-name="P31"><text:span text:style-name="Название_20_книги"><text:span text:style-name="T112"><text:s/>001E <text:s/>8A 07<text:tab/><text:tab/><text:tab/> <text:s text:c="7"/>mov <text:s/>al,[bx]</text:span></text:span></text:p>
      <text:p text:style-name="P31"><text:soft-page-break/><text:span text:style-name="Название_20_книги"><text:span text:style-name="T112"><text:tab/><text:tab/><text:tab/><text:tab/> <text:s text:c="7"/>;mov <text:s/>mem3,[bx]</text:span></text:span></text:p>
      <text:p text:style-name="P31"><text:span text:style-name="Название_20_книги"><text:span text:style-name="T112"><text:tab/><text:tab/><text:tab/><text:tab/></text:span></text:span></text:p>
      <text:p text:style-name="P31"><text:span text:style-name="Название_20_книги"><text:span text:style-name="T112"><text:tab/><text:tab/><text:tab/><text:tab/>; <text:s/>Базированная адресация</text:span></text:span></text:p>
      <text:p text:style-name="P31"><text:span text:style-name="Название_20_книги"><text:span text:style-name="T112"><text:s/>0020 <text:s/>8A 47 03<text:tab/><text:tab/><text:tab/> <text:s text:c="7"/>mov <text:s/>al,[bx]+3</text:span></text:span></text:p>
      <text:p text:style-name="P31"><text:span text:style-name="Название_20_книги"><text:span text:style-name="T112"><text:s/>0023 <text:s/>8B 4F 03<text:tab/><text:tab/><text:tab/> <text:s text:c="7"/>mov <text:s/>cx,3[bx]</text:span></text:span></text:p>
      <text:p text:style-name="P31"><text:span text:style-name="Название_20_книги"><text:span text:style-name="T112"><text:tab/><text:tab/><text:tab/><text:tab/></text:span></text:span></text:p>
      <text:p text:style-name="P31"><text:span text:style-name="Название_20_книги"><text:span text:style-name="T112"><text:tab/><text:tab/><text:tab/><text:tab/>; <text:s/>Индексная адресация</text:span></text:span></text:p>
      <text:p text:style-name="P31"><text:span text:style-name="Название_20_книги"><text:span text:style-name="T112"><text:s/>0026 <text:s/>BF 0002<text:tab/><text:tab/><text:tab/> <text:s text:c="7"/>mov <text:s/>di,ind</text:span></text:span></text:p>
      <text:p text:style-name="P31"><text:span text:style-name="Название_20_книги"><text:span text:style-name="T112"><text:s/>0029 <text:s/>8A 85 000E R<text:tab/><text:tab/> <text:s text:c="7"/>mov <text:s/>al,vec2[di]</text:span></text:span></text:p>
      <text:p text:style-name="P31"><text:span text:style-name="Название_20_книги"><text:span text:style-name="T112"><text:tab/><text:tab/><text:tab/><text:tab/> <text:s text:c="7"/>;mov <text:s/>cx,vec2[di];байт пихаем</text:span></text:span></text:p>
      <text:p text:style-name="P31"><text:span text:style-name="Название_20_книги"><text:span text:style-name="T112"><text:tab/><text:tab/><text:tab/><text:tab/> в ворд</text:span></text:span></text:p>
      <text:p text:style-name="P31"><text:span text:style-name="Название_20_книги"><text:span text:style-name="T112"><text:tab/><text:tab/><text:tab/><text:tab/></text:span></text:span></text:p>
      <text:p text:style-name="P31"><text:span text:style-name="Название_20_книги"><text:span text:style-name="T112"><text:tab/><text:tab/><text:tab/><text:tab/>; <text:s/>Адресация с базирование</text:span></text:span></text:p>
      <text:p text:style-name="P31"><text:span text:style-name="Название_20_книги"><text:span text:style-name="T112"><text:tab/><text:tab/><text:tab/><text:tab/>м и индексированием</text:span></text:span></text:p>
      <text:p text:style-name="P31"><text:span text:style-name="Название_20_книги"><text:span text:style-name="T112"><text:s/>002D <text:s/>BB 0003<text:tab/><text:tab/><text:tab/> <text:s text:c="7"/>mov <text:s/>bx,3</text:span></text:span></text:p>
      <text:p text:style-name="P31"><text:span text:style-name="Название_20_книги"><text:span text:style-name="T112"><text:s/>0030 <text:s/>8A 81 0016 R<text:tab/><text:tab/> <text:s text:c="7"/>mov <text:s/>al,matr[bx][di]</text:span></text:span></text:p>
      <text:p text:style-name="P31"><text:span text:style-name="Название_20_книги"><text:span text:style-name="T112"><text:tab/><text:tab/><text:tab/><text:tab/> <text:s text:c="7"/>;mov <text:s/>cx,matr[bx][di]</text:span></text:span></text:p>
      <text:p text:style-name="P31"><text:span text:style-name="Название_20_книги"><text:span text:style-name="T112"><text:tab/><text:tab/><text:tab/><text:tab/> <text:s text:c="7"/>;mov <text:s/>ax,matr[bx*4][di];Нельзя у</text:span></text:span></text:p>
      <text:p text:style-name="P31"><text:span text:style-name="Название_20_книги"><text:span text:style-name="T112"><text:tab/><text:tab/><text:tab/><text:tab/>множать 16-битовые регистр</text:span></text:span></text:p>
      <text:p text:style-name="P31"><text:span text:style-name="Название_20_книги"><text:span text:style-name="T112"><text:tab/><text:tab/><text:tab/><text:tab/>ы</text:span></text:span></text:p>
      <text:p text:style-name="P31"><text:span text:style-name="Название_20_книги"><text:span text:style-name="T112"><text:tab/><text:tab/><text:tab/><text:tab/></text:span></text:span></text:p>
      <text:p text:style-name="P31"><text:span text:style-name="Название_20_книги"><text:span text:style-name="T112"><text:tab/><text:tab/><text:tab/><text:tab/>; <text:s/>ПРОВЕРКА РЕЖИМОВ АДРЕСА</text:span></text:span></text:p>
      <text:p text:style-name="P31"><text:span text:style-name="Название_20_книги"><text:span text:style-name="T112"><text:tab/><text:tab/><text:tab/><text:tab/>ЦИИ С УЧЕТОМ СЕГМЕНТОВ</text:span></text:span></text:p>
      <text:p text:style-name="P31"><text:span text:style-name="Название_20_книги"><text:span text:style-name="T112"><text:tab/><text:tab/><text:tab/><text:tab/>; <text:s/>Переопределение сегмен�</text:span></text:span></text:p>
      <text:p text:style-name="P31"><text:span text:style-name="Название_20_книги"><text:span text:style-name="T112"><text:tab/><text:tab/><text:tab/><text:tab/>�а</text:span></text:span></text:p>
      <text:p text:style-name="P31"><text:span text:style-name="Название_20_книги"><text:span text:style-name="T112"><text:tab/><text:tab/><text:tab/><text:tab/>; <text:s/>------ вариант 1</text:span></text:span></text:p>
      <text:p text:style-name="P31"><text:span text:style-name="Название_20_книги"><text:span text:style-name="T112"><text:s/>0034 <text:s/>B8 ---- R<text:tab/><text:tab/> <text:s text:c="7"/>mov <text:s/>ax, SEG vec2</text:span></text:span></text:p>
      <text:p text:style-name="P31"><text:span text:style-name="Название_20_книги"><text:span text:style-name="T112"><text:s/>0037 <text:s/>8E C0<text:tab/><text:tab/><text:tab/> <text:s text:c="7"/>mov <text:s/>es, ax</text:span></text:span></text:p>
      <text:p text:style-name="P31"><text:span text:style-name="Название_20_книги"><text:span text:style-name="T112"><text:s/>0039 <text:s/>26: 8B 07<text:tab/><text:tab/> <text:s text:c="7"/>mov <text:s/>ax, es:[bx]</text:span></text:span></text:p>
      <text:p text:style-name="P31"><text:span text:style-name="Название_20_книги"><text:span text:style-name="T112"><text:s/>003C <text:s/>B8 0000<text:tab/><text:tab/><text:tab/> <text:s text:c="7"/>mov <text:s/>ax, 0</text:span></text:span></text:p>
      <text:p text:style-name="P31"><text:span text:style-name="Название_20_книги"><text:span text:style-name="T112"><text:tab/><text:tab/><text:tab/><text:tab/></text:span></text:span></text:p>
      <text:p text:style-name="P31"><text:span text:style-name="Название_20_книги"><text:span text:style-name="T112"><text:tab/><text:tab/><text:tab/><text:tab/>; <text:s/>------ вариант 2</text:span></text:span></text:p>
      <text:p text:style-name="P31"><text:span text:style-name="Название_20_книги"><text:span text:style-name="T112"><text:s/>003F <text:s/>8E C0<text:tab/><text:tab/><text:tab/> <text:s text:c="7"/>mov <text:s/>es, ax</text:span></text:span></text:p>
      <text:p text:style-name="P31"><text:span text:style-name="Название_20_книги"><text:span text:style-name="T112"><text:s/>0041 <text:s/>1E<text:tab/><text:tab/><text:tab/> <text:s text:c="7"/>push ds</text:span></text:span></text:p>
      <text:p text:style-name="P31"><text:span text:style-name="Название_20_книги"><text:span text:style-name="T112"><text:s/>0042 <text:s/>07<text:tab/><text:tab/><text:tab/> <text:s text:c="7"/>pop <text:s/>es</text:span></text:span></text:p>
      <text:p text:style-name="P31"><text:span text:style-name="Название_20_книги"><text:span text:style-name="T112"><text:s/>0043 <text:s/>26: 8B 4F FF<text:tab/><text:tab/> <text:s text:c="7"/>mov <text:s/>cx, es:[bx-1]</text:span></text:span></text:p>
      <text:p text:style-name="P31"><text:span text:style-name="Название_20_книги"><text:span text:style-name="T112"><text:s/>0047 <text:s/>91<text:tab/><text:tab/><text:tab/> <text:s text:c="7"/>xchg cx,ax</text:span></text:span></text:p>
      <text:p text:style-name="P31"><text:span text:style-name="Название_20_книги"><text:span text:style-name="T112"><text:tab/><text:tab/><text:tab/><text:tab/></text:span></text:span></text:p>
      <text:p text:style-name="P31"><text:span text:style-name="Название_20_книги"><text:span text:style-name="T112"><text:tab/><text:tab/><text:tab/><text:tab/>; <text:s/>------ вариант 3</text:span></text:span></text:p>
      <text:p text:style-name="P31"><text:span text:style-name="Название_20_книги"><text:span text:style-name="T112"><text:s/>0048 <text:s/>BF 0002<text:tab/><text:tab/><text:tab/> <text:s text:c="7"/>mov <text:s/>di,ind</text:span></text:span></text:p>
      <text:p text:style-name="P31"><text:span text:style-name="Название_20_книги"><text:span text:style-name="T112"><text:s/>004B <text:s/>26: 89 01<text:tab/><text:tab/> <text:s text:c="7"/>mov <text:s/>es:[bx+di],ax</text:span></text:span></text:p>
      <text:p text:style-name="P31"><text:soft-page-break/><text:span text:style-name="Название_20_книги"><text:span text:style-name="T112"><text:tab/><text:tab/><text:tab/><text:tab/></text:span></text:span></text:p>
      <text:p text:style-name="P31"><text:span text:style-name="Название_20_книги"><text:span text:style-name="T112"><text:tab/><text:tab/><text:tab/><text:tab/>; <text:s/>------ вариант 4</text:span></text:span></text:p>
      <text:p text:style-name="P31"><text:span text:style-name="Название_20_книги"><text:span text:style-name="T112"><text:s/>004E <text:s/>8B EC<text:tab/><text:tab/><text:tab/> <text:s text:c="7"/>mov <text:s/>bp,sp</text:span></text:span></text:p>
      <text:p text:style-name="P31"><text:span text:style-name="Название_20_книги"><text:span text:style-name="T112"><text:tab/><text:tab/><text:tab/><text:tab/> <text:s text:c="7"/>;mov <text:s/>ax,matr[bp+bx]</text:span></text:span></text:p>
      <text:p text:style-name="P31"><text:span text:style-name="Название_20_книги"><text:span text:style-name="T112"><text:tab/><text:tab/><text:tab/><text:tab/> <text:s text:c="7"/>;mov <text:s/>ax,matr[bp+di+si]</text:span></text:span></text:p>
      <text:p text:style-name="P31"><text:span text:style-name="Название_20_книги"><text:span text:style-name="T112"><text:tab/><text:tab/><text:tab/><text:tab/></text:span></text:span></text:p>
      <text:p text:style-name="P31"><text:span text:style-name="Название_20_книги"><text:span text:style-name="T112"><text:tab/><text:tab/><text:tab/><text:tab/>; <text:s/>Использование сегмента </text:span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>#Microsoft (R) Macro Assembler Version 5.10 <text:s text:c="17"/>10/7/20 21:42:22</text:span></text:span></text:p>
      <text:p text:style-name="P31"><text:span text:style-name="Название_20_книги"><text:span text:style-name="T112"><text:s text:c="61"/>Page <text:s text:c="4"/>1-3</text:span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><text:tab/><text:tab/><text:tab/><text:tab/>стека</text:span></text:span></text:p>
      <text:p text:style-name="P31"><text:span text:style-name="Название_20_книги"><text:span text:style-name="T112"><text:s/>0050 <text:s/>FF 36 0000 R<text:tab/><text:tab/> <text:s text:c="7"/>push <text:s/>mem1</text:span></text:span></text:p>
      <text:p text:style-name="P31"><text:span text:style-name="Название_20_книги"><text:span text:style-name="T112"><text:s/>0054 <text:s/>FF 36 0002 R<text:tab/><text:tab/> <text:s text:c="7"/>push <text:s/>mem2</text:span></text:span></text:p>
      <text:p text:style-name="P31"><text:span text:style-name="Название_20_книги"><text:span text:style-name="T112"><text:s/>0058 <text:s/>8B EC<text:tab/><text:tab/><text:tab/> <text:s text:c="7"/>mov <text:s text:c="2"/>bp,sp</text:span></text:span></text:p>
      <text:p text:style-name="P31"><text:span text:style-name="Название_20_книги"><text:span text:style-name="T112"><text:s/>005A <text:s/>8B 56 02<text:tab/><text:tab/><text:tab/> <text:s text:c="7"/>mov <text:s text:c="2"/>dx,[bp]+2</text:span></text:span></text:p>
      <text:p text:style-name="P31"><text:span text:style-name="Название_20_книги"><text:span text:style-name="T112"><text:s/>005D <text:s/>CA 0002<text:tab/><text:tab/><text:tab/> <text:s text:c="7"/>ret <text:s text:c="2"/>2</text:span></text:span></text:p>
      <text:p text:style-name="P31"><text:span text:style-name="Название_20_книги"><text:span text:style-name="T112"><text:tab/><text:tab/><text:tab/><text:tab/></text:span></text:span></text:p>
      <text:p text:style-name="P31"><text:span text:style-name="Название_20_книги"><text:span text:style-name="T112"><text:s/>0060<text:tab/><text:tab/><text:tab/><text:tab/>Main <text:s text:c="5"/>ENDP</text:span></text:span></text:p>
      <text:p text:style-name="P31"><text:span text:style-name="Название_20_книги"><text:span text:style-name="T112"><text:s/>0060<text:tab/><text:tab/><text:tab/><text:tab/>CODE <text:s text:c="5"/>ENDS</text:span></text:span></text:p>
      <text:p text:style-name="P31"><text:span text:style-name="Название_20_книги"><text:span text:style-name="T112"><text:tab/><text:tab/><text:tab/><text:tab/>END Main</text:span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>#Microsoft (R) Macro Assembler Version 5.10 <text:s text:c="17"/>10/7/20 21:42:22</text:span></text:span></text:p>
      <text:p text:style-name="P31"><text:span text:style-name="Название_20_книги"><text:span text:style-name="T112"><text:s text:c="61"/>Symbols-1</text:span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>Segments and Groups:</text:span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><text:s text:c="16"/>N a m e <text:s text:c="8"/><text:tab/>Length<text:tab/> Align<text:tab/>Combine Class</text:span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>ASTACK . . . . . . . . . . . . . <text:s/><text:tab/>0018<text:tab/>PARA<text:tab/>STACK<text:tab/></text:span></text:span></text:p>
      <text:p text:style-name="P31"><text:span text:style-name="Название_20_книги"><text:span text:style-name="T112">CODE . . . . . . . . . . . . . . <text:s/><text:tab/>0060<text:tab/>PARA<text:tab/>NONE<text:tab/></text:span></text:span></text:p>
      <text:p text:style-name="P31"><text:span text:style-name="Название_20_книги"><text:span text:style-name="T112">DATA . . . . . . . . . . . . . . <text:s/><text:tab/>0026<text:tab/>PARA<text:tab/>NONE<text:tab/></text:span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>Symbols: <text:s text:c="11"/></text:span></text:span></text:p>
      <text:p text:style-name="P31"><text:span text:style-name="Название_20_книги"><text:span text:style-name="T112"/></text:span></text:p>
      <text:p text:style-name="P31"><text:soft-page-break/><text:span text:style-name="Название_20_книги"><text:span text:style-name="T112"><text:s text:c="16"/>N a m e <text:s text:c="8"/><text:tab/>Type<text:tab/> Value<text:tab/> Attr</text:span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>EOL <text:s/>. . . . . . . . . . . . . . <text:s/><text:tab/>NUMBER<text:tab/>0024<text:tab/></text:span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>IND <text:s/>. . . . . . . . . . . . . . <text:s/><text:tab/>NUMBER<text:tab/>0002<text:tab/></text:span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>MAIN . . . . . . . . . . . . . . <text:s/><text:tab/>F PROC<text:tab/>0000<text:tab/>CODE<text:tab/>Length = 0060</text:span></text:span></text:p>
      <text:p text:style-name="P31"><text:span text:style-name="Название_20_книги"><text:span text:style-name="T112">MATR . . . . . . . . . . . . . . <text:s/><text:tab/>L BYTE<text:tab/>0016<text:tab/>DATA</text:span></text:span></text:p>
      <text:p text:style-name="P31"><text:span text:style-name="Название_20_книги"><text:span text:style-name="T112">MEM1 . . . . . . . . . . . . . . <text:s/><text:tab/>L WORD<text:tab/>0000<text:tab/>DATA</text:span></text:span></text:p>
      <text:p text:style-name="P31"><text:span text:style-name="Название_20_книги"><text:span text:style-name="T112">MEM2 . . . . . . . . . . . . . . <text:s/><text:tab/>L WORD<text:tab/>0002<text:tab/>DATA</text:span></text:span></text:p>
      <text:p text:style-name="P31"><text:span text:style-name="Название_20_книги"><text:span text:style-name="T112">MEM3 . . . . . . . . . . . . . . <text:s/><text:tab/>L WORD<text:tab/>0004<text:tab/>DATA</text:span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>N1 . . . . . . . . . . . . . . . <text:s/><text:tab/>NUMBER<text:tab/>01F4<text:tab/></text:span></text:span></text:p>
      <text:p text:style-name="P31"><text:span text:style-name="Название_20_книги"><text:span text:style-name="T112">N2 . . . . . . . . . . . . . . . <text:s/><text:tab/>NUMBER<text:tab/>-0032<text:tab/></text:span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>VEC1 . . . . . . . . . . . . . . <text:s/><text:tab/>L BYTE<text:tab/>0006<text:tab/>DATA</text:span></text:span></text:p>
      <text:p text:style-name="P31"><text:span text:style-name="Название_20_книги"><text:span text:style-name="T112">VEC2 . . . . . . . . . . . . . . <text:s/><text:tab/>L BYTE<text:tab/>000E<text:tab/>DATA</text:span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>@CPU . . . . . . . . . . . . . . <text:s/><text:tab/>TEXT <text:s/>0101h<text:tab/><text:tab/></text:span></text:span></text:p>
      <text:p text:style-name="P31"><text:span text:style-name="Название_20_книги"><text:span text:style-name="T112">@FILENAME <text:s/>. . . . . . . . . . . <text:s/><text:tab/>TEXT <text:s/>lab2<text:tab/><text:tab/></text:span></text:span></text:p>
      <text:p text:style-name="P31"><text:span text:style-name="Название_20_книги"><text:span text:style-name="T112">@VERSION . . . . . . . . . . . . <text:s/><text:tab/>TEXT <text:s/>510<text:tab/><text:tab/></text:span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><text:s text:c="4"/>100 Source <text:s/>Lines</text:span></text:span></text:p>
      <text:p text:style-name="P31"><text:span text:style-name="Название_20_книги"><text:span text:style-name="T112"><text:s text:c="4"/>100 Total <text:s text:c="2"/>Lines</text:span></text:span></text:p>
      <text:p text:style-name="P31"><text:span text:style-name="Название_20_книги"><text:span text:style-name="T112"><text:s text:c="5"/>19 Symbols</text:span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><text:s text:c="2"/>47828 + 459432 Bytes symbol space free</text:span></text:span></text:p>
      <text:p text:style-name="P31"><text:span text:style-name="Название_20_книги"><text:span text:style-name="T112"/></text:span></text:p>
      <text:p text:style-name="P31"><text:span text:style-name="Название_20_книги"><text:span text:style-name="T112"><text:s text:c="6"/>0 Warning Errors</text:span></text:span></text:p>
      <text:p text:style-name="P31"><text:span text:style-name="Название_20_книги"><text:span text:style-name="T112"><text:s text:c="6"/>0 Severe <text:s/>Errors</text:span></text:span></text:p>
      <text:p text:style-name="P31"><text:span text:style-name="Название_20_книги"><text:span text:style-name="T112"/></text:span></text:p>
      <text:p text:style-name="P30">Название файла: lab2_<text:span text:style-name="T63">fixed</text:span>.<text:span text:style-name="T62">asm</text:span></text:p>
      <text:p text:style-name="P31"/>
      <text:p text:style-name="P33">; Программа изучения режимов адресации процессора</text:p>
      <text:p text:style-name="P33">EOL <text:s/>EQU <text:s/>'$'</text:p>
      <text:p text:style-name="P33">ind <text:s/>EQU <text:s text:c="2"/>2</text:p>
      <text:p text:style-name="P33">n1 <text:s text:c="2"/>EQU <text:s/>500</text:p>
      <text:p text:style-name="P33">n2 <text:s text:c="2"/>EQU <text:s/>-50</text:p>
      <text:p text:style-name="P33"><text:soft-page-break/></text:p>
      <text:p text:style-name="P33">; Стек <text:s/>программы</text:p>
      <text:p text:style-name="P33">AStack SEGMENT <text:s/>STACK</text:p>
      <text:p text:style-name="P33"><text:s text:c="4"/>DW 12 DUP(?)</text:p>
      <text:p text:style-name="P33">AStack <text:s/>ENDS</text:p>
      <text:p text:style-name="P33"/>
      <text:p text:style-name="P33">;Данные программы</text:p>
      <text:p text:style-name="P33">DATA <text:s text:c="5"/>SEGMENT</text:p>
      <text:p text:style-name="P33"/>
      <text:p text:style-name="P33">;Директивы описания данных</text:p>
      <text:p text:style-name="P33">mem1 <text:s text:c="5"/>DW <text:s text:c="3"/>0</text:p>
      <text:p text:style-name="P33">mem2 <text:s text:c="5"/>DW <text:s text:c="3"/>0</text:p>
      <text:p text:style-name="P33">mem3 <text:s text:c="5"/>DW <text:s text:c="3"/>0</text:p>
      <text:p text:style-name="P33">vec1 <text:s text:c="5"/>DB <text:s text:c="3"/>1,2,3,4,8,7,6,5</text:p>
      <text:p text:style-name="P33">vec2 <text:s text:c="5"/>DB <text:s text:c="3"/>-10,-20,10,20,-30,-40,30,40</text:p>
      <text:p text:style-name="P33">matr <text:s text:c="5"/>DB <text:s text:c="3"/>1,2,3,4,-4,-3,-2,-1,5,6,7,8,-8,-7,-6,-5</text:p>
      <text:p text:style-name="P33">DATA <text:s text:c="5"/>ENDS</text:p>
      <text:p text:style-name="P33"/>
      <text:p text:style-name="P33">; Код программы</text:p>
      <text:p text:style-name="P33">CODE <text:s text:c="5"/>SEGMENT</text:p>
      <text:p text:style-name="P33"><text:s text:c="6"/>ASSUME CS:CODE, DS:DATA, SS:AStack</text:p>
      <text:p text:style-name="P33"/>
      <text:p text:style-name="P33">; Головная процедура</text:p>
      <text:p text:style-name="P33">Main <text:s text:c="5"/>PROC <text:s/>FAR</text:p>
      <text:p text:style-name="P33"><text:s text:c="6"/>push <text:s/>DS</text:p>
      <text:p text:style-name="P33"><text:s text:c="6"/>sub <text:s text:c="2"/>AX,AX</text:p>
      <text:p text:style-name="P33"><text:s text:c="6"/>push <text:s/>AX</text:p>
      <text:p text:style-name="P33"><text:s text:c="6"/>mov <text:s text:c="2"/>AX,DATA</text:p>
      <text:p text:style-name="P33"><text:s text:c="6"/>mov <text:s text:c="2"/>DS,AX</text:p>
      <text:p text:style-name="P33"/>
      <text:p text:style-name="P33">; <text:s/>ПРОВЕРКА РЕЖИМОВ АДРЕСАЦИИ НА УРОВНЕ СМЕЩЕНИЙ</text:p>
      <text:p text:style-name="P33">; <text:s/>Регистровая адресация</text:p>
      <text:p text:style-name="P33"><text:s text:c="8"/>mov <text:s/>ax,n1</text:p>
      <text:p text:style-name="P33"><text:s text:c="8"/>mov <text:s/>cx,ax</text:p>
      <text:p text:style-name="P33"><text:s text:c="8"/>mov <text:s/>bl,EOL</text:p>
      <text:p text:style-name="P33"><text:s text:c="8"/>mov <text:s/>bh,n2</text:p>
      <text:p text:style-name="P33"/>
      <text:p text:style-name="P33">; <text:s/>Прямая <text:s text:c="2"/>адресация</text:p>
      <text:p text:style-name="P33"><text:s text:c="8"/>mov <text:s/>mem2,n2</text:p>
      <text:p text:style-name="P33"><text:s text:c="8"/>mov <text:s/>bx,OFFSET vec1</text:p>
      <text:p text:style-name="P33"><text:s text:c="8"/>mov <text:s/>mem1,ax</text:p>
      <text:p text:style-name="P33"/>
      <text:p text:style-name="P33"><text:soft-page-break/>; <text:s/>Косвенная адресация</text:p>
      <text:p text:style-name="P33"><text:s text:c="8"/>mov <text:s/>al,[bx]</text:p>
      <text:p text:style-name="P33"><text:s text:c="8"/>;mov <text:s/>mem3,[bx]</text:p>
      <text:p text:style-name="P33"/>
      <text:p text:style-name="P33">; <text:s/>Базированная адресация</text:p>
      <text:p text:style-name="P33"><text:s text:c="8"/>mov <text:s/>al,[bx]+3</text:p>
      <text:p text:style-name="P33"><text:s text:c="8"/>mov <text:s/>cx,3[bx]</text:p>
      <text:p text:style-name="P33"/>
      <text:p text:style-name="P33">; <text:s/>Индексная адресация</text:p>
      <text:p text:style-name="P33"><text:s text:c="8"/>mov <text:s/>di,ind</text:p>
      <text:p text:style-name="P33"><text:s text:c="8"/>mov <text:s/>al,vec2[di]</text:p>
      <text:p text:style-name="P33"><text:s text:c="8"/>;mov <text:s/>cx,vec2[di]</text:p>
      <text:p text:style-name="P33"/>
      <text:p text:style-name="P33">; <text:s/>Адресация с базированием и индексированием</text:p>
      <text:p text:style-name="P33"><text:s text:c="8"/>mov <text:s/>bx,3</text:p>
      <text:p text:style-name="P33"><text:s text:c="8"/>mov <text:s/>al,matr[bx][di]</text:p>
      <text:p text:style-name="P33"><text:s text:c="8"/>;mov <text:s/>cx,matr[bx][di]</text:p>
      <text:p text:style-name="P33"><text:s text:c="8"/>;mov <text:s/>ax,matr[bx*4][di]</text:p>
      <text:p text:style-name="P33"/>
      <text:p text:style-name="P33">; <text:s/>ПРОВЕРКА РЕЖИМОВ АДРЕСАЦИИ С УЧЕТОМ СЕГМЕНТОВ</text:p>
      <text:p text:style-name="P33">; <text:s/>Переопределение сегмента</text:p>
      <text:p text:style-name="P33">; <text:s/>------ вариант 1</text:p>
      <text:p text:style-name="P33"><text:s text:c="8"/>mov <text:s/>ax, SEG vec2</text:p>
      <text:p text:style-name="P33"><text:s text:c="8"/>mov <text:s/>es, ax</text:p>
      <text:p text:style-name="P33"><text:s text:c="8"/>mov <text:s/>ax, es:[bx]</text:p>
      <text:p text:style-name="P33"><text:s text:c="8"/>mov <text:s/>ax, 0</text:p>
      <text:p text:style-name="P33"/>
      <text:p text:style-name="P33">; <text:s/>------ вариант 2</text:p>
      <text:p text:style-name="P33"><text:s text:c="8"/>mov <text:s/>es, ax</text:p>
      <text:p text:style-name="P33"><text:s text:c="8"/>push ds</text:p>
      <text:p text:style-name="P33"><text:s text:c="8"/>pop <text:s/>es</text:p>
      <text:p text:style-name="P33"><text:s text:c="8"/>mov <text:s/>cx, es:[bx-1]</text:p>
      <text:p text:style-name="P33"><text:s text:c="8"/>xchg cx,ax</text:p>
      <text:p text:style-name="P33"/>
      <text:p text:style-name="P33">; <text:s/>------ вариант 3</text:p>
      <text:p text:style-name="P33"><text:s text:c="8"/>mov <text:s/>di,ind</text:p>
      <text:p text:style-name="P33"><text:s text:c="8"/>mov <text:s/>es:[bx+di],ax</text:p>
      <text:p text:style-name="P33"/>
      <text:p text:style-name="P33">; <text:s/>------ вариант 4</text:p>
      <text:p text:style-name="P33"><text:s text:c="8"/>mov <text:s/>bp,sp</text:p>
      <text:p text:style-name="P33"><text:s text:c="8"/>;mov <text:s/>ax,matr[bp+bx]</text:p>
      <text:p text:style-name="P33"><text:s text:c="8"/>;mov <text:s/>ax,matr[bp+di+si]</text:p>
      <text:p text:style-name="P33"><text:soft-page-break/></text:p>
      <text:p text:style-name="P33">; <text:s/>Использование сегмента стека</text:p>
      <text:p text:style-name="P33"><text:s text:c="8"/>push <text:s/>mem1</text:p>
      <text:p text:style-name="P33"><text:s text:c="8"/>push <text:s/>mem2</text:p>
      <text:p text:style-name="P33"><text:s text:c="8"/>mov <text:s text:c="2"/>bp,sp</text:p>
      <text:p text:style-name="P33"><text:s text:c="8"/>mov <text:s text:c="2"/>dx,[bp]+2</text:p>
      <text:p text:style-name="P33"><text:s text:c="8"/>ret <text:s text:c="2"/>2</text:p>
      <text:p text:style-name="P33"/>
      <text:p text:style-name="P33">Main <text:s text:c="5"/>ENDP</text:p>
      <text:p text:style-name="P33">CODE <text:s text:c="5"/>ENDS</text:p>
      <text:p text:style-name="P33">END Ma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19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dc:subject/>
    <meta:keyword/>
    <meta:initial-creator>SAP</meta:initial-creator>
    <meta:creation-date>2015-11-10T19:52:00</meta:creation-date>
    <dc:date>2020-10-09T20:19:14.645000000</dc:date>
    <meta:editing-cycles>311</meta:editing-cycles>
    <meta:editing-duration>PT5H10M38S</meta:editing-duration>
    <meta:generator>LibreOffice/6.4.0.3$Windows_x86 LibreOffice_project/b0a288ab3d2d4774cb44b62f04d5d28733ac6df8</meta:generator>
    <meta:document-statistic meta:table-count="3" meta:image-count="0" meta:object-count="0" meta:page-count="19" meta:paragraph-count="704" meta:word-count="2515" meta:character-count="14883" meta:non-whitespace-character-count="10606"/>
  </office:meta>
</office:document-meta>
</file>